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37.02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3.5mm"/>
    </style:style>
    <style:style style:name="co10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9mm" svg:height="89.99mm" svg:x="351.02mm" svg:y="278.22mm">
            <loext:p draw:notify-on-update-of-ranges="Arkusz1.D81:Arkusz1.D86 Arkusz1.E80:Arkusz1.E80 Arkusz1.E81:Arkusz1.E86 Arkusz1.D81:Arkusz1.D86 Arkusz1.F80:Arkusz1.F80 Arkusz1.F81:Arkusz1.F8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350.76mm" svg:y="377.71mm">
            <loext:p draw:notify-on-update-of-ranges="Arkusz1.H81:Arkusz1.H86 Arkusz1.I80:Arkusz1.I80 Arkusz1.I81:Arkusz1.I86 Arkusz1.H81:Arkusz1.H86 Arkusz1.J80:Arkusz1.J80 Arkusz1.J81:Arkusz1.J86 Arkusz1.H81:Arkusz1.H86 Arkusz1.K80:Arkusz1.K80 Arkusz1.K81:Arkusz1.K86 Arkusz1.H81:Arkusz1.H86 Arkusz1.L80:Arkusz1.L80 Arkusz1.L81:Arkusz1.L8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14.31mm" svg:y="376.3mm">
            <loext:p draw:notify-on-update-of-ranges="Arkusz1.D90:Arkusz1.D95 Arkusz1.E89:Arkusz1.E89 Arkusz1.E90:Arkusz1.E95 Arkusz1.D90:Arkusz1.D95 Arkusz1.F89:Arkusz1.F89 Arkusz1.F90:Arkusz1.F9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4.72mm" svg:height="105.45mm" svg:x="679.53mm" svg:y="376.37mm">
            <loext:p draw:notify-on-update-of-ranges="Arkusz1.H115:Arkusz1.H120 Arkusz1.I114:Arkusz1.I114 Arkusz1.I115:Arkusz1.I120 Arkusz1.H115:Arkusz1.H120 Arkusz1.J114:Arkusz1.J114 Arkusz1.J115:Arkusz1.J120 Arkusz1.H115:Arkusz1.H120 Arkusz1.K114:Arkusz1.K114 Arkusz1.K115:Arkusz1.K120 Arkusz1.H115:Arkusz1.H120 Arkusz1.L114:Arkusz1.L114 Arkusz1.L115:Arkusz1.L1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90.04mm" svg:x="354.61mm" svg:y="474.13mm">
            <loext:p draw:notify-on-update-of-ranges="Arkusz1.D99:Arkusz1.D104 Arkusz1.E98:Arkusz1.E98 Arkusz1.E99:Arkusz1.E104 Arkusz1.D99:Arkusz1.D104 Arkusz1.F98:Arkusz1.F98 Arkusz1.F99:Arkusz1.F10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525.85mm" svg:y="476.37mm">
            <loext:p draw:notify-on-update-of-ranges="Arkusz1.D108:Arkusz1.D113 Arkusz1.E107:Arkusz1.E107 Arkusz1.E108:Arkusz1.E113 Arkusz1.D108:Arkusz1.D113 Arkusz1.F107:Arkusz1.F107 Arkusz1.F108:Arkusz1.F1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90.05mm" svg:x="182.8mm" svg:y="559.92mm">
            <loext:p draw:notify-on-update-of-ranges="Arkusz1.H90:Arkusz1.H95 Arkusz1.I89:Arkusz1.I89 Arkusz1.I90:Arkusz1.I95 Arkusz1.H90:Arkusz1.H95 Arkusz1.J89:Arkusz1.J89 Arkusz1.J90:Arkusz1.J95 Arkusz1.H90:Arkusz1.H95 Arkusz1.K89:Arkusz1.K89 Arkusz1.K90:Arkusz1.K9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push_back;</text:p>
          </table:table-cell>
          <table:table-cell table:style-name="Default" office:value-type="string" calcext:value-type="string">
            <text:p>remove_back;</text:p>
          </table:table-cell>
          <table:table-cell table:style-name="Default" office:value-type="string" calcext:value-type="string">
            <text:p>push_front;</text:p>
          </table:table-cell>
          <table:table-cell office:value-type="string" calcext:value-type="string">
            <text:p>remove_front;</text:p>
          </table:table-cell>
          <table:table-cell office:value-type="string" calcext:value-type="string">
            <text:p>push_random;</text:p>
          </table:table-cell>
          <table:table-cell office:value-type="string" calcext:value-type="string">
            <text:p>remove_random;</text:p>
          </table:table-cell>
          <table:table-cell table:style-name="Default" office:value-type="string" calcext:value-type="string">
            <text:p>contains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style-name="Default" office:value-type="string" calcext:value-type="string">
            <text:p>`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Tablica dynamiczna</text:p>
          </table:table-cell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mikrosekunda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3" office:value-type="string" calcext:value-type="string" table:number-columns-spanned="8" table:number-rows-spanned="1">
            <text:p>Sumaryczne czasy operacji dla całych struktur</text:p>
          </table:table-cell>
          <table:covered-table-cell table:number-columns-repeated="2"/>
          <table:covered-table-cell table:number-columns-repeated="3" table:style-name="ce1"/>
          <table:covered-table-cell table:number-columns-repeated="2"/>
          <table:table-cell/>
          <table:table-cell office:value-type="string" calcext:value-type="string">
            <text:p>push_back;</text:p>
          </table:table-cell>
          <table:table-cell office:value-type="string" calcext:value-type="string">
            <text:p>remove_back;</text:p>
          </table:table-cell>
          <table:table-cell office:value-type="string" calcext:value-type="string">
            <text:p>push_front;</text:p>
          </table:table-cell>
          <table:table-cell office:value-type="string" calcext:value-type="string">
            <text:p>remove_front;</text:p>
          </table:table-cell>
          <table:table-cell office:value-type="string" calcext:value-type="string">
            <text:p>push_random;</text:p>
          </table:table-cell>
          <table:table-cell office:value-type="string" calcext:value-type="string">
            <text:p>remove_random;</text:p>
          </table:table-cell>
          <table:table-cell office:value-type="string" calcext:value-type="string">
            <text:p>contains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Wyszukaj [micro s]</text:p>
          </table:table-cell>
          <table:table-cell/>
          <table:table-cell office:value-type="float" office:value="1.06101" calcext:value-type="float">
            <text:p>1,06101</text:p>
          </table:table-cell>
          <table:table-cell office:value-type="float" office:value="1.09203" calcext:value-type="float">
            <text:p>1,09203</text:p>
          </table:table-cell>
          <table:table-cell office:value-type="float" office:value="0.993779" calcext:value-type="float">
            <text:p>0,993779</text:p>
          </table:table-cell>
          <table:table-cell office:value-type="float" office:value="1.06402" calcext:value-type="float">
            <text:p>1,06402</text:p>
          </table:table-cell>
          <table:table-cell office:value-type="float" office:value="1.177994" calcext:value-type="float">
            <text:p>1,177994</text:p>
          </table:table-cell>
          <table:table-cell office:value-type="float" office:value="1.125008" calcext:value-type="float">
            <text:p>1,125008</text:p>
          </table:table-cell>
          <table:table-cell office:value-type="float" office:value="0.000119" calcext:value-type="float">
            <text:p>0,000119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2" table:style-name="ce7" office:value-type="string" calcext:value-type="string">
            <text:p>(koniec)</text:p>
          </table:table-cell>
          <table:table-cell table:number-columns-repeated="2" table:style-name="ce7" office:value-type="string" calcext:value-type="string">
            <text:p>(początek)</text:p>
          </table:table-cell>
          <table:table-cell table:number-columns-repeated="2" table:style-name="ce7" office:value-type="string" calcext:value-type="string">
            <text:p>(wybrane miejsce)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$B$5]*[.M8]" office:value-type="float" office:value="3474" calcext:value-type="float">
            <text:p>3474</text:p>
          </table:table-cell>
          <table:table-cell table:formula="of:=[.$B$5]*[.N8]" office:value-type="float" office:value="3427" calcext:value-type="float">
            <text:p>3427</text:p>
          </table:table-cell>
          <table:table-cell table:style-name="ce1" table:formula="of:=[.$B$5]*[.O8]" office:value-type="float" office:value="3085" calcext:value-type="float">
            <text:p>3085</text:p>
          </table:table-cell>
          <table:table-cell table:style-name="ce1" table:formula="of:=[.$B$5]*[.P8]" office:value-type="float" office:value="2700" calcext:value-type="float">
            <text:p>2700</text:p>
          </table:table-cell>
          <table:table-cell table:style-name="ce1" table:formula="of:=[.$B$5]*[.Q8]" office:value-type="float" office:value="2775" calcext:value-type="float">
            <text:p>2775</text:p>
          </table:table-cell>
          <table:table-cell table:formula="of:=[.$B$5]*[.R8]" office:value-type="float" office:value="2425" calcext:value-type="float">
            <text:p>2425</text:p>
          </table:table-cell>
          <table:table-cell table:formula="of:=[.$B$5]*[.S8]" office:value-type="float" office:value="5" calcext:value-type="float">
            <text:p>5</text:p>
          </table:table-cell>
          <table:table-cell/>
          <table:table-cell table:style-name="ce1" office:value-type="float" office:value="0.003474" calcext:value-type="float">
            <text:p>0,003474</text:p>
          </table:table-cell>
          <table:table-cell table:style-name="ce1" office:value-type="float" office:value="0.003427" calcext:value-type="float">
            <text:p>0,003427</text:p>
          </table:table-cell>
          <table:table-cell table:style-name="ce1" office:value-type="float" office:value="0.003085" calcext:value-type="float">
            <text:p>0,003085</text:p>
          </table:table-cell>
          <table:table-cell table:style-name="ce1" office:value-type="float" office:value="0.0027" calcext:value-type="float">
            <text:p>0,0027</text:p>
          </table:table-cell>
          <table:table-cell table:style-name="ce1" office:value-type="float" office:value="0.002775" calcext:value-type="float">
            <text:p>0,002775</text:p>
          </table:table-cell>
          <table:table-cell table:style-name="ce1" office:value-type="float" office:value="0.002425" calcext:value-type="float">
            <text:p>0,002425</text:p>
          </table:table-cell>
          <table:table-cell table:style-name="ce1" office:value-type="float" office:value="0.000005" calcext:value-type="float">
            <text:p>0,000005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$B$5]*[.M9]" office:value-type="float" office:value="8686" calcext:value-type="float">
            <text:p>8686</text:p>
          </table:table-cell>
          <table:table-cell table:formula="of:=[.$B$5]*[.N9]" office:value-type="float" office:value="9029" calcext:value-type="float">
            <text:p>9029</text:p>
          </table:table-cell>
          <table:table-cell table:style-name="ce1" table:formula="of:=[.$B$5]*[.O9]" office:value-type="float" office:value="9128" calcext:value-type="float">
            <text:p>9128</text:p>
          </table:table-cell>
          <table:table-cell table:style-name="ce1" table:formula="of:=[.$B$5]*[.P9]" office:value-type="float" office:value="8937" calcext:value-type="float">
            <text:p>8937</text:p>
          </table:table-cell>
          <table:table-cell table:style-name="ce1" table:formula="of:=[.$B$5]*[.Q9]" office:value-type="float" office:value="9940" calcext:value-type="float">
            <text:p>9940</text:p>
          </table:table-cell>
          <table:table-cell table:formula="of:=[.$B$5]*[.R9]" office:value-type="float" office:value="8818" calcext:value-type="float">
            <text:p>8818</text:p>
          </table:table-cell>
          <table:table-cell table:formula="of:=[.$B$5]*[.S9]" office:value-type="float" office:value="9" calcext:value-type="float">
            <text:p>9</text:p>
          </table:table-cell>
          <table:table-cell/>
          <table:table-cell office:value-type="float" office:value="0.008686" calcext:value-type="float">
            <text:p>0,008686</text:p>
          </table:table-cell>
          <table:table-cell office:value-type="float" office:value="0.009029" calcext:value-type="float">
            <text:p>0,009029</text:p>
          </table:table-cell>
          <table:table-cell office:value-type="float" office:value="0.009128" calcext:value-type="float">
            <text:p>0,009128</text:p>
          </table:table-cell>
          <table:table-cell office:value-type="float" office:value="0.008937" calcext:value-type="float">
            <text:p>0,008937</text:p>
          </table:table-cell>
          <table:table-cell office:value-type="float" office:value="0.00994" calcext:value-type="float">
            <text:p>0,00994</text:p>
          </table:table-cell>
          <table:table-cell office:value-type="float" office:value="0.008818" calcext:value-type="float">
            <text:p>0,008818</text:p>
          </table:table-cell>
          <table:table-cell office:value-type="float" office:value="0.000009" calcext:value-type="float">
            <text:p>0,000009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$B$5]*[.M10]" office:value-type="float" office:value="54487" calcext:value-type="float">
            <text:p>54487</text:p>
          </table:table-cell>
          <table:table-cell table:formula="of:=[.$B$5]*[.N10]" office:value-type="float" office:value="55427" calcext:value-type="float">
            <text:p>55427</text:p>
          </table:table-cell>
          <table:table-cell table:style-name="ce1" table:formula="of:=[.$B$5]*[.O10]" office:value-type="float" office:value="55407" calcext:value-type="float">
            <text:p>55407</text:p>
          </table:table-cell>
          <table:table-cell table:style-name="ce1" table:formula="of:=[.$B$5]*[.P10]" office:value-type="float" office:value="54651" calcext:value-type="float">
            <text:p>54651</text:p>
          </table:table-cell>
          <table:table-cell table:style-name="ce1" table:formula="of:=[.$B$5]*[.Q10]" office:value-type="float" office:value="59097" calcext:value-type="float">
            <text:p>59097</text:p>
          </table:table-cell>
          <table:table-cell table:formula="of:=[.$B$5]*[.R10]" office:value-type="float" office:value="54452" calcext:value-type="float">
            <text:p>54452</text:p>
          </table:table-cell>
          <table:table-cell table:formula="of:=[.$B$5]*[.S10]" office:value-type="float" office:value="23" calcext:value-type="float">
            <text:p>23</text:p>
          </table:table-cell>
          <table:table-cell/>
          <table:table-cell office:value-type="float" office:value="0.054487" calcext:value-type="float">
            <text:p>0,054487</text:p>
          </table:table-cell>
          <table:table-cell office:value-type="float" office:value="0.055427" calcext:value-type="float">
            <text:p>0,055427</text:p>
          </table:table-cell>
          <table:table-cell office:value-type="float" office:value="0.055407" calcext:value-type="float">
            <text:p>0,055407</text:p>
          </table:table-cell>
          <table:table-cell office:value-type="float" office:value="0.054651" calcext:value-type="float">
            <text:p>0,054651</text:p>
          </table:table-cell>
          <table:table-cell office:value-type="float" office:value="0.059097" calcext:value-type="float">
            <text:p>0,059097</text:p>
          </table:table-cell>
          <table:table-cell office:value-type="float" office:value="0.054452" calcext:value-type="float">
            <text:p>0,054452</text:p>
          </table:table-cell>
          <table:table-cell office:value-type="float" office:value="0.000023" calcext:value-type="float">
            <text:p>0,000023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[.$B$5]*[.M11]" office:value-type="float" office:value="224361" calcext:value-type="float">
            <text:p>224361</text:p>
          </table:table-cell>
          <table:table-cell table:formula="of:=[.$B$5]*[.N11]" office:value-type="float" office:value="225379" calcext:value-type="float">
            <text:p>225379</text:p>
          </table:table-cell>
          <table:table-cell table:style-name="ce1" table:formula="of:=[.$B$5]*[.O11]" office:value-type="float" office:value="223223" calcext:value-type="float">
            <text:p>223223</text:p>
          </table:table-cell>
          <table:table-cell table:style-name="ce1" table:formula="of:=[.$B$5]*[.P11]" office:value-type="float" office:value="222626" calcext:value-type="float">
            <text:p>222626</text:p>
          </table:table-cell>
          <table:table-cell table:style-name="ce1" table:formula="of:=[.$B$5]*[.Q11]" office:value-type="float" office:value="241203" calcext:value-type="float">
            <text:p>241203</text:p>
          </table:table-cell>
          <table:table-cell table:formula="of:=[.$B$5]*[.R11]" office:value-type="float" office:value="228757" calcext:value-type="float">
            <text:p>228757</text:p>
          </table:table-cell>
          <table:table-cell table:formula="of:=[.$B$5]*[.S11]" office:value-type="float" office:value="46" calcext:value-type="float">
            <text:p>46</text:p>
          </table:table-cell>
          <table:table-cell/>
          <table:table-cell office:value-type="float" office:value="0.224361" calcext:value-type="float">
            <text:p>0,224361</text:p>
          </table:table-cell>
          <table:table-cell office:value-type="float" office:value="0.225379" calcext:value-type="float">
            <text:p>0,225379</text:p>
          </table:table-cell>
          <table:table-cell office:value-type="float" office:value="0.223223" calcext:value-type="float">
            <text:p>0,223223</text:p>
          </table:table-cell>
          <table:table-cell office:value-type="float" office:value="0.222626" calcext:value-type="float">
            <text:p>0,222626</text:p>
          </table:table-cell>
          <table:table-cell office:value-type="float" office:value="0.241203" calcext:value-type="float">
            <text:p>0,241203</text:p>
          </table:table-cell>
          <table:table-cell office:value-type="float" office:value="0.228757" calcext:value-type="float">
            <text:p>0,228757</text:p>
          </table:table-cell>
          <table:table-cell office:value-type="float" office:value="0.000046" calcext:value-type="float">
            <text:p>0,000046</text:p>
          </table:table-cell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formula="of:=[.$B$5]*[.M12]" office:value-type="float" office:value="1061010" calcext:value-type="float">
            <text:p>1061010</text:p>
          </table:table-cell>
          <table:table-cell table:formula="of:=[.$B$5]*[.N12]" office:value-type="float" office:value="1092030" calcext:value-type="float">
            <text:p>1092030</text:p>
          </table:table-cell>
          <table:table-cell table:style-name="ce1" table:formula="of:=[.$B$5]*[.O12]" office:value-type="float" office:value="993779" calcext:value-type="float">
            <text:p>993779</text:p>
          </table:table-cell>
          <table:table-cell table:style-name="ce1" table:formula="of:=[.$B$5]*[.P12]" office:value-type="float" office:value="1064020" calcext:value-type="float">
            <text:p>1064020</text:p>
          </table:table-cell>
          <table:table-cell table:style-name="ce1" table:formula="of:=[.$B$5]*[.Q12]" office:value-type="float" office:value="1177994" calcext:value-type="float">
            <text:p>1177994</text:p>
          </table:table-cell>
          <table:table-cell table:formula="of:=[.$B$5]*[.R12]" office:value-type="float" office:value="1125008" calcext:value-type="float">
            <text:p>1125008</text:p>
          </table:table-cell>
          <table:table-cell table:formula="of:=[.$B$5]*[.S12]" office:value-type="float" office:value="119" calcext:value-type="float">
            <text:p>119</text:p>
          </table:table-cell>
          <table:table-cell/>
          <table:table-cell office:value-type="float" office:value="1.06101" calcext:value-type="float">
            <text:p>1,06101</text:p>
          </table:table-cell>
          <table:table-cell office:value-type="float" office:value="1.09203" calcext:value-type="float">
            <text:p>1,09203</text:p>
          </table:table-cell>
          <table:table-cell office:value-type="float" office:value="0.993779" calcext:value-type="float">
            <text:p>0,993779</text:p>
          </table:table-cell>
          <table:table-cell office:value-type="float" office:value="1.06402" calcext:value-type="float">
            <text:p>1,06402</text:p>
          </table:table-cell>
          <table:table-cell office:value-type="float" office:value="1.177994" calcext:value-type="float">
            <text:p>1,177994</text:p>
          </table:table-cell>
          <table:table-cell office:value-type="float" office:value="1.125008" calcext:value-type="float">
            <text:p>1,125008</text:p>
          </table:table-cell>
          <table:table-cell office:value-type="float" office:value="0.000119" calcext:value-type="float">
            <text:p>0,000119</text:p>
          </table:table-cell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table:formula="of:=[.$B$5]*[.M13]" office:value-type="float" office:value="5993930" calcext:value-type="float">
            <text:p>5993930</text:p>
          </table:table-cell>
          <table:table-cell table:formula="of:=[.$B$5]*[.N13]" office:value-type="float" office:value="5976760" calcext:value-type="float">
            <text:p>5976760</text:p>
          </table:table-cell>
          <table:table-cell table:style-name="ce1" table:formula="of:=[.$B$5]*[.O13]" office:value-type="float" office:value="6016149" calcext:value-type="float">
            <text:p>6016149</text:p>
          </table:table-cell>
          <table:table-cell table:style-name="ce1" table:formula="of:=[.$B$5]*[.P13]" office:value-type="float" office:value="6298418" calcext:value-type="float">
            <text:p>6298418</text:p>
          </table:table-cell>
          <table:table-cell table:style-name="ce1" table:formula="of:=[.$B$5]*[.Q13]" office:value-type="float" office:value="6777101" calcext:value-type="float">
            <text:p>6777101</text:p>
          </table:table-cell>
          <table:table-cell table:formula="of:=[.$B$5]*[.R13]" office:value-type="float" office:value="6101354" calcext:value-type="float">
            <text:p>6101354</text:p>
          </table:table-cell>
          <table:table-cell table:formula="of:=[.$B$5]*[.S13]" office:value-type="float" office:value="223" calcext:value-type="float">
            <text:p>223</text:p>
          </table:table-cell>
          <table:table-cell/>
          <table:table-cell office:value-type="float" office:value="5.99393" calcext:value-type="float">
            <text:p>5,99393</text:p>
          </table:table-cell>
          <table:table-cell office:value-type="float" office:value="5.97676" calcext:value-type="float">
            <text:p>5,97676</text:p>
          </table:table-cell>
          <table:table-cell office:value-type="float" office:value="6.016149" calcext:value-type="float">
            <text:p>6,016149</text:p>
          </table:table-cell>
          <table:table-cell office:value-type="float" office:value="6.298418" calcext:value-type="float">
            <text:p>6,298418</text:p>
          </table:table-cell>
          <table:table-cell office:value-type="float" office:value="6.777101" calcext:value-type="float">
            <text:p>6,777101</text:p>
          </table:table-cell>
          <table:table-cell office:value-type="float" office:value="6.101354" calcext:value-type="float">
            <text:p>6,101354</text:p>
          </table:table-cell>
          <table:table-cell office:value-type="float" office:value="0.000223" calcext:value-type="float">
            <text:p>0,000223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Średni czas realizacji pojedynczej funkcji dla przebiegów w różnych populacjach</text:p>
          </table:table-cell>
          <table:covered-table-cell table:number-columns-repeated="2"/>
          <table:covered-table-cell table:number-columns-repeated="3" table:style-name="ce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Wyszukaj [micro s]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number-columns-repeated="2" table:style-name="ce7" office:value-type="string" calcext:value-type="string">
            <text:p>(koniec)</text:p>
          </table:table-cell>
          <table:table-cell table:number-columns-repeated="2" table:style-name="ce7" office:value-type="string" calcext:value-type="string">
            <text:p>(początek)</text:p>
          </table:table-cell>
          <table:table-cell table:number-columns-repeated="2" table:style-name="ce7" office:value-type="string" calcext:value-type="string">
            <text:p>(wybrane miejsce)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3"/>
          <table:table-cell table:formula="of:=[.D8]" office:value-type="float" office:value="1000" calcext:value-type="float">
            <text:p>1000</text:p>
          </table:table-cell>
          <table:table-cell table:formula="of:=[.E8]/[.$D8]" office:value-type="float" office:value="3.474" calcext:value-type="float">
            <text:p>3,474</text:p>
          </table:table-cell>
          <table:table-cell table:formula="of:=[.F8]/[.$D8]" office:value-type="float" office:value="3.427" calcext:value-type="float">
            <text:p>3,427</text:p>
          </table:table-cell>
          <table:table-cell table:style-name="ce1" table:formula="of:=[.G8]/[.$D8]" office:value-type="float" office:value="3.085" calcext:value-type="float">
            <text:p>3,085</text:p>
          </table:table-cell>
          <table:table-cell table:style-name="ce1" table:formula="of:=[.H8]/[.$D8]" office:value-type="float" office:value="2.7" calcext:value-type="float">
            <text:p>2,7</text:p>
          </table:table-cell>
          <table:table-cell table:style-name="ce1" table:formula="of:=[.I8]/[.$D8]" office:value-type="float" office:value="2.775" calcext:value-type="float">
            <text:p>2,775</text:p>
          </table:table-cell>
          <table:table-cell table:formula="of:=[.J8]/[.$D8]" office:value-type="float" office:value="2.425" calcext:value-type="float">
            <text:p>2,425</text:p>
          </table:table-cell>
          <table:table-cell table:formula="of:=[.K8]/[.$D8]"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]" office:value-type="float" office:value="2000" calcext:value-type="float">
            <text:p>2000</text:p>
          </table:table-cell>
          <table:table-cell table:formula="of:=[.E9]/[.$D9]" office:value-type="float" office:value="4.343" calcext:value-type="float">
            <text:p>4,343</text:p>
          </table:table-cell>
          <table:table-cell table:formula="of:=[.F9]/[.$D9]" office:value-type="float" office:value="4.5145" calcext:value-type="float">
            <text:p>4,5145</text:p>
          </table:table-cell>
          <table:table-cell table:style-name="ce1" table:formula="of:=[.G9]/[.$D9]" office:value-type="float" office:value="4.564" calcext:value-type="float">
            <text:p>4,564</text:p>
          </table:table-cell>
          <table:table-cell table:style-name="ce1" table:formula="of:=[.H9]/[.$D9]" office:value-type="float" office:value="4.4685" calcext:value-type="float">
            <text:p>4,4685</text:p>
          </table:table-cell>
          <table:table-cell table:style-name="ce1" table:formula="of:=[.I9]/[.$D9]" office:value-type="float" office:value="4.97" calcext:value-type="float">
            <text:p>4,97</text:p>
          </table:table-cell>
          <table:table-cell table:formula="of:=[.J9]/[.$D9]" office:value-type="float" office:value="4.409" calcext:value-type="float">
            <text:p>4,409</text:p>
          </table:table-cell>
          <table:table-cell table:formula="of:=[.K9]/[.$D9]" office:value-type="float" office:value="0.0045" calcext:value-type="float">
            <text:p>0,004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]" office:value-type="float" office:value="5000" calcext:value-type="float">
            <text:p>5000</text:p>
          </table:table-cell>
          <table:table-cell table:formula="of:=[.E10]/[.$D10]" office:value-type="float" office:value="10.8974" calcext:value-type="float">
            <text:p>10,8974</text:p>
          </table:table-cell>
          <table:table-cell table:formula="of:=[.F10]/[.$D10]" office:value-type="float" office:value="11.0854" calcext:value-type="float">
            <text:p>11,0854</text:p>
          </table:table-cell>
          <table:table-cell table:style-name="ce1" table:formula="of:=[.G10]/[.$D10]" office:value-type="float" office:value="11.0814" calcext:value-type="float">
            <text:p>11,0814</text:p>
          </table:table-cell>
          <table:table-cell table:style-name="ce1" table:formula="of:=[.H10]/[.$D10]" office:value-type="float" office:value="10.9302" calcext:value-type="float">
            <text:p>10,9302</text:p>
          </table:table-cell>
          <table:table-cell table:style-name="ce1" table:formula="of:=[.I10]/[.$D10]" office:value-type="float" office:value="11.8194" calcext:value-type="float">
            <text:p>11,8194</text:p>
          </table:table-cell>
          <table:table-cell table:formula="of:=[.J10]/[.$D10]" office:value-type="float" office:value="10.8904" calcext:value-type="float">
            <text:p>10,8904</text:p>
          </table:table-cell>
          <table:table-cell table:formula="of:=[.K10]/[.$D10]" office:value-type="float" office:value="0.0046" calcext:value-type="float">
            <text:p>0,004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]" office:value-type="float" office:value="10000" calcext:value-type="float">
            <text:p>10000</text:p>
          </table:table-cell>
          <table:table-cell table:formula="of:=[.E11]/[.$D11]" office:value-type="float" office:value="22.4361" calcext:value-type="float">
            <text:p>22,4361</text:p>
          </table:table-cell>
          <table:table-cell table:formula="of:=[.F11]/[.$D11]" office:value-type="float" office:value="22.5379" calcext:value-type="float">
            <text:p>22,5379</text:p>
          </table:table-cell>
          <table:table-cell table:style-name="ce1" table:formula="of:=[.G11]/[.$D11]" office:value-type="float" office:value="22.3223" calcext:value-type="float">
            <text:p>22,3223</text:p>
          </table:table-cell>
          <table:table-cell table:style-name="ce1" table:formula="of:=[.H11]/[.$D11]" office:value-type="float" office:value="22.2626" calcext:value-type="float">
            <text:p>22,2626</text:p>
          </table:table-cell>
          <table:table-cell table:style-name="ce1" table:formula="of:=[.I11]/[.$D11]" office:value-type="float" office:value="24.1203" calcext:value-type="float">
            <text:p>24,1203</text:p>
          </table:table-cell>
          <table:table-cell table:formula="of:=[.J11]/[.$D11]" office:value-type="float" office:value="22.8757" calcext:value-type="float">
            <text:p>22,8757</text:p>
          </table:table-cell>
          <table:table-cell table:formula="of:=[.K11]/[.$D11]" office:value-type="float" office:value="0.0046" calcext:value-type="float">
            <text:p>0,004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]" office:value-type="float" office:value="20000" calcext:value-type="float">
            <text:p>20000</text:p>
          </table:table-cell>
          <table:table-cell table:formula="of:=[.E12]/[.$D12]" office:value-type="float" office:value="53.0505" calcext:value-type="float">
            <text:p>53,0505</text:p>
          </table:table-cell>
          <table:table-cell table:formula="of:=[.F12]/[.$D12]" office:value-type="float" office:value="54.6015" calcext:value-type="float">
            <text:p>54,6015</text:p>
          </table:table-cell>
          <table:table-cell table:style-name="ce1" table:formula="of:=[.G12]/[.$D12]" office:value-type="float" office:value="49.68895" calcext:value-type="float">
            <text:p>49,68895</text:p>
          </table:table-cell>
          <table:table-cell table:style-name="ce1" table:formula="of:=[.H12]/[.$D12]" office:value-type="float" office:value="53.201" calcext:value-type="float">
            <text:p>53,201</text:p>
          </table:table-cell>
          <table:table-cell table:style-name="ce1" table:formula="of:=[.I12]/[.$D12]" office:value-type="float" office:value="58.8997" calcext:value-type="float">
            <text:p>58,8997</text:p>
          </table:table-cell>
          <table:table-cell table:formula="of:=[.J12]/[.$D12]" office:value-type="float" office:value="56.2504" calcext:value-type="float">
            <text:p>56,2504</text:p>
          </table:table-cell>
          <table:table-cell table:formula="of:=[.K12]/[.$D12]" office:value-type="float" office:value="0.00595" calcext:value-type="float">
            <text:p>0,0059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]" office:value-type="float" office:value="50000" calcext:value-type="float">
            <text:p>50000</text:p>
          </table:table-cell>
          <table:table-cell table:formula="of:=[.E13]/[.$D13]" office:value-type="float" office:value="119.8786" calcext:value-type="float">
            <text:p>119,8786</text:p>
          </table:table-cell>
          <table:table-cell table:formula="of:=[.F13]/[.$D13]" office:value-type="float" office:value="119.5352" calcext:value-type="float">
            <text:p>119,5352</text:p>
          </table:table-cell>
          <table:table-cell table:style-name="ce1" table:formula="of:=[.G13]/[.$D13]" office:value-type="float" office:value="120.32298" calcext:value-type="float">
            <text:p>120,32298</text:p>
          </table:table-cell>
          <table:table-cell table:style-name="ce1" table:formula="of:=[.H13]/[.$D13]" office:value-type="float" office:value="125.96836" calcext:value-type="float">
            <text:p>125,96836</text:p>
          </table:table-cell>
          <table:table-cell table:style-name="ce1" table:formula="of:=[.I13]/[.$D13]" office:value-type="float" office:value="135.54202" calcext:value-type="float">
            <text:p>135,54202</text:p>
          </table:table-cell>
          <table:table-cell table:formula="of:=[.J13]/[.$D13]" office:value-type="float" office:value="122.02708" calcext:value-type="float">
            <text:p>122,02708</text:p>
          </table:table-cell>
          <table:table-cell table:formula="of:=[.K13]/[.$D13]" office:value-type="float" office:value="0.00446" calcext:value-type="float">
            <text:p>0,0044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Lista jednokierunkowa</text:p>
          </table:table-cell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Sumaryczne czasy operacji dla całych struktur</text:p>
          </table:table-cell>
          <table:covered-table-cell table:number-columns-repeated="2"/>
          <table:covered-table-cell table:number-columns-repeated="3" table:style-name="ce1"/>
          <table:covered-table-cell table:number-columns-repeated="2"/>
          <table:table-cell/>
          <table:table-cell office:value-type="string" calcext:value-type="string">
            <text:p>push_back;</text:p>
          </table:table-cell>
          <table:table-cell office:value-type="string" calcext:value-type="string">
            <text:p>remove_back;</text:p>
          </table:table-cell>
          <table:table-cell office:value-type="string" calcext:value-type="string">
            <text:p>push_front;</text:p>
          </table:table-cell>
          <table:table-cell office:value-type="string" calcext:value-type="string">
            <text:p>remove_front;</text:p>
          </table:table-cell>
          <table:table-cell office:value-type="string" calcext:value-type="string">
            <text:p>push_random;</text:p>
          </table:table-cell>
          <table:table-cell office:value-type="string" calcext:value-type="string">
            <text:p>remove_random;</text:p>
          </table:table-cell>
          <table:table-cell office:value-type="string" calcext:value-type="string">
            <text:p>contains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Wyszukaj [micro s]</text:p>
          </table:table-cell>
          <table:table-cell/>
          <table:table-cell office:value-type="float" office:value="3.983571" calcext:value-type="float">
            <text:p>3,983571</text:p>
          </table:table-cell>
          <table:table-cell office:value-type="float" office:value="3.608277" calcext:value-type="float">
            <text:p>3,608277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1027" calcext:value-type="float">
            <text:p>0,001027</text:p>
          </table:table-cell>
          <table:table-cell office:value-type="float" office:value="2.621249" calcext:value-type="float">
            <text:p>2,621249</text:p>
          </table:table-cell>
          <table:table-cell office:value-type="float" office:value="1.608724" calcext:value-type="float">
            <text:p>1,608724</text:p>
          </table:table-cell>
          <table:table-cell office:value-type="float" office:value="0.000139" calcext:value-type="float">
            <text:p>0,000139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2" table:style-name="ce7" office:value-type="string" calcext:value-type="string">
            <text:p>(koniec)</text:p>
          </table:table-cell>
          <table:table-cell table:number-columns-repeated="2" table:style-name="ce7" office:value-type="string" calcext:value-type="string">
            <text:p>(początek)</text:p>
          </table:table-cell>
          <table:table-cell table:number-columns-repeated="2" table:style-name="ce7" office:value-type="string" calcext:value-type="string">
            <text:p>(wybrane miejsce)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$B$5]*[.M32]" office:value-type="float" office:value="2818" calcext:value-type="float">
            <text:p>2818</text:p>
          </table:table-cell>
          <table:table-cell table:formula="of:=[.$B$5]*[.N32]" office:value-type="float" office:value="2356" calcext:value-type="float">
            <text:p>2356</text:p>
          </table:table-cell>
          <table:table-cell table:style-name="ce1" table:formula="of:=[.$B$5]*[.O32]" office:value-type="float" office:value="26" calcext:value-type="float">
            <text:p>26</text:p>
          </table:table-cell>
          <table:table-cell table:style-name="ce1" table:formula="of:=[.$B$5]*[.P32]" office:value-type="float" office:value="30" calcext:value-type="float">
            <text:p>30</text:p>
          </table:table-cell>
          <table:table-cell table:style-name="ce1" table:formula="of:=[.$B$5]*[.Q32]" office:value-type="float" office:value="1807" calcext:value-type="float">
            <text:p>1807</text:p>
          </table:table-cell>
          <table:table-cell table:formula="of:=[.$B$5]*[.R32]" office:value-type="float" office:value="963" calcext:value-type="float">
            <text:p>963</text:p>
          </table:table-cell>
          <table:table-cell table:formula="of:=[.$B$5]*[.S32]" office:value-type="float" office:value="7" calcext:value-type="float">
            <text:p>7</text:p>
          </table:table-cell>
          <table:table-cell/>
          <table:table-cell office:value-type="float" office:value="0.002818" calcext:value-type="float">
            <text:p>0,002818</text:p>
          </table:table-cell>
          <table:table-cell office:value-type="float" office:value="0.002356" calcext:value-type="float">
            <text:p>0,00235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1807" calcext:value-type="float">
            <text:p>0,001807</text:p>
          </table:table-cell>
          <table:table-cell office:value-type="float" office:value="0.000963" calcext:value-type="float">
            <text:p>0,000963</text:p>
          </table:table-cell>
          <table:table-cell office:value-type="float" office:value="0.000007" calcext:value-type="float">
            <text:p>0,000007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$B$5]*[.M33]" office:value-type="float" office:value="14618" calcext:value-type="float">
            <text:p>14618</text:p>
          </table:table-cell>
          <table:table-cell table:formula="of:=[.$B$5]*[.N33]" office:value-type="float" office:value="14231" calcext:value-type="float">
            <text:p>14231</text:p>
          </table:table-cell>
          <table:table-cell table:style-name="ce1" table:formula="of:=[.$B$5]*[.O33]" office:value-type="float" office:value="50" calcext:value-type="float">
            <text:p>50</text:p>
          </table:table-cell>
          <table:table-cell table:style-name="ce1" table:formula="of:=[.$B$5]*[.P33]" office:value-type="float" office:value="63" calcext:value-type="float">
            <text:p>63</text:p>
          </table:table-cell>
          <table:table-cell table:style-name="ce1" table:formula="of:=[.$B$5]*[.Q33]" office:value-type="float" office:value="9632" calcext:value-type="float">
            <text:p>9632</text:p>
          </table:table-cell>
          <table:table-cell table:formula="of:=[.$B$5]*[.R33]" office:value-type="float" office:value="5243" calcext:value-type="float">
            <text:p>5243</text:p>
          </table:table-cell>
          <table:table-cell table:formula="of:=[.$B$5]*[.S33]" office:value-type="float" office:value="12" calcext:value-type="float">
            <text:p>12</text:p>
          </table:table-cell>
          <table:table-cell/>
          <table:table-cell office:value-type="float" office:value="0.014618" calcext:value-type="float">
            <text:p>0,014618</text:p>
          </table:table-cell>
          <table:table-cell office:value-type="float" office:value="0.014231" calcext:value-type="float">
            <text:p>0,014231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9632" calcext:value-type="float">
            <text:p>0,009632</text:p>
          </table:table-cell>
          <table:table-cell office:value-type="float" office:value="0.005243" calcext:value-type="float">
            <text:p>0,005243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$B$5]*[.M34]" office:value-type="float" office:value="111835" calcext:value-type="float">
            <text:p>111835</text:p>
          </table:table-cell>
          <table:table-cell table:formula="of:=[.$B$5]*[.N34]" office:value-type="float" office:value="108554" calcext:value-type="float">
            <text:p>108554</text:p>
          </table:table-cell>
          <table:table-cell table:style-name="ce1" table:formula="of:=[.$B$5]*[.O34]" office:value-type="float" office:value="128" calcext:value-type="float">
            <text:p>128</text:p>
          </table:table-cell>
          <table:table-cell table:style-name="ce1" table:formula="of:=[.$B$5]*[.P34]" office:value-type="float" office:value="169" calcext:value-type="float">
            <text:p>169</text:p>
          </table:table-cell>
          <table:table-cell table:style-name="ce1" table:formula="of:=[.$B$5]*[.Q34]" office:value-type="float" office:value="75363" calcext:value-type="float">
            <text:p>75363</text:p>
          </table:table-cell>
          <table:table-cell table:formula="of:=[.$B$5]*[.R34]" office:value-type="float" office:value="49560" calcext:value-type="float">
            <text:p>49560</text:p>
          </table:table-cell>
          <table:table-cell table:formula="of:=[.$B$5]*[.S34]" office:value-type="float" office:value="32" calcext:value-type="float">
            <text:p>32</text:p>
          </table:table-cell>
          <table:table-cell/>
          <table:table-cell office:value-type="float" office:value="0.111835" calcext:value-type="float">
            <text:p>0,111835</text:p>
          </table:table-cell>
          <table:table-cell office:value-type="float" office:value="0.108554" calcext:value-type="float">
            <text:p>0,108554</text:p>
          </table:table-cell>
          <table:table-cell office:value-type="float" office:value="0.000128" calcext:value-type="float">
            <text:p>0,000128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0.075363" calcext:value-type="float">
            <text:p>0,075363</text:p>
          </table:table-cell>
          <table:table-cell office:value-type="float" office:value="0.04956" calcext:value-type="float">
            <text:p>0,04956</text:p>
          </table:table-cell>
          <table:table-cell office:value-type="float" office:value="0.000032" calcext:value-type="float">
            <text:p>0,000032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[.$B$5]*[.M35]" office:value-type="float" office:value="661179" calcext:value-type="float">
            <text:p>661179</text:p>
          </table:table-cell>
          <table:table-cell table:formula="of:=[.$B$5]*[.N35]" office:value-type="float" office:value="646051" calcext:value-type="float">
            <text:p>646051</text:p>
          </table:table-cell>
          <table:table-cell table:style-name="ce1" table:formula="of:=[.$B$5]*[.O35]" office:value-type="float" office:value="337" calcext:value-type="float">
            <text:p>337</text:p>
          </table:table-cell>
          <table:table-cell table:style-name="ce1" table:formula="of:=[.$B$5]*[.P35]" office:value-type="float" office:value="414" calcext:value-type="float">
            <text:p>414</text:p>
          </table:table-cell>
          <table:table-cell table:style-name="ce1" table:formula="of:=[.$B$5]*[.Q35]" office:value-type="float" office:value="446358" calcext:value-type="float">
            <text:p>446358</text:p>
          </table:table-cell>
          <table:table-cell table:formula="of:=[.$B$5]*[.R35]" office:value-type="float" office:value="281033" calcext:value-type="float">
            <text:p>281033</text:p>
          </table:table-cell>
          <table:table-cell table:formula="of:=[.$B$5]*[.S35]" office:value-type="float" office:value="72" calcext:value-type="float">
            <text:p>72</text:p>
          </table:table-cell>
          <table:table-cell/>
          <table:table-cell office:value-type="float" office:value="0.661179" calcext:value-type="float">
            <text:p>0,661179</text:p>
          </table:table-cell>
          <table:table-cell office:value-type="float" office:value="0.646051" calcext:value-type="float">
            <text:p>0,646051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0.446358" calcext:value-type="float">
            <text:p>0,446358</text:p>
          </table:table-cell>
          <table:table-cell office:value-type="float" office:value="0.281033" calcext:value-type="float">
            <text:p>0,281033</text:p>
          </table:table-cell>
          <table:table-cell office:value-type="float" office:value="0.000072" calcext:value-type="float">
            <text:p>0,000072</text:p>
          </table:table-cell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formula="of:=[.$B$5]*[.M36]" office:value-type="float" office:value="3983571" calcext:value-type="float">
            <text:p>3983571</text:p>
          </table:table-cell>
          <table:table-cell table:formula="of:=[.$B$5]*[.N36]" office:value-type="float" office:value="3608277" calcext:value-type="float">
            <text:p>3608277</text:p>
          </table:table-cell>
          <table:table-cell table:style-name="ce1" table:formula="of:=[.$B$5]*[.O36]" office:value-type="float" office:value="765" calcext:value-type="float">
            <text:p>765</text:p>
          </table:table-cell>
          <table:table-cell table:style-name="ce1" table:formula="of:=[.$B$5]*[.P36]" office:value-type="float" office:value="1027" calcext:value-type="float">
            <text:p>1027</text:p>
          </table:table-cell>
          <table:table-cell table:style-name="ce1" table:formula="of:=[.$B$5]*[.Q36]" office:value-type="float" office:value="2621249" calcext:value-type="float">
            <text:p>2621249</text:p>
          </table:table-cell>
          <table:table-cell table:formula="of:=[.$B$5]*[.R36]" office:value-type="float" office:value="1608724" calcext:value-type="float">
            <text:p>1608724</text:p>
          </table:table-cell>
          <table:table-cell table:formula="of:=[.$B$5]*[.S36]" office:value-type="float" office:value="139" calcext:value-type="float">
            <text:p>139</text:p>
          </table:table-cell>
          <table:table-cell/>
          <table:table-cell office:value-type="float" office:value="3.983571" calcext:value-type="float">
            <text:p>3,983571</text:p>
          </table:table-cell>
          <table:table-cell office:value-type="float" office:value="3.608277" calcext:value-type="float">
            <text:p>3,608277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1027" calcext:value-type="float">
            <text:p>0,001027</text:p>
          </table:table-cell>
          <table:table-cell office:value-type="float" office:value="2.621249" calcext:value-type="float">
            <text:p>2,621249</text:p>
          </table:table-cell>
          <table:table-cell office:value-type="float" office:value="1.608724" calcext:value-type="float">
            <text:p>1,608724</text:p>
          </table:table-cell>
          <table:table-cell office:value-type="float" office:value="0.000139" calcext:value-type="float">
            <text:p>0,000139</text:p>
          </table:table-cell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table:formula="of:=[.$B$5]*[.M37]" office:value-type="float" office:value="40437654" calcext:value-type="float">
            <text:p>40437654</text:p>
          </table:table-cell>
          <table:table-cell table:formula="of:=[.$B$5]*[.N37]" office:value-type="float" office:value="35380480" calcext:value-type="float">
            <text:p>35380480</text:p>
          </table:table-cell>
          <table:table-cell table:style-name="ce1" table:formula="of:=[.$B$5]*[.O37]" office:value-type="float" office:value="2903" calcext:value-type="float">
            <text:p>2903</text:p>
          </table:table-cell>
          <table:table-cell table:style-name="ce1" table:formula="of:=[.$B$5]*[.P37]" office:value-type="float" office:value="3913" calcext:value-type="float">
            <text:p>3913</text:p>
          </table:table-cell>
          <table:table-cell table:style-name="ce1" table:formula="of:=[.$B$5]*[.Q37]" office:value-type="float" office:value="24335201" calcext:value-type="float">
            <text:p>24335201</text:p>
          </table:table-cell>
          <table:table-cell table:formula="of:=[.$B$5]*[.R37]" office:value-type="float" office:value="14150058" calcext:value-type="float">
            <text:p>14150058</text:p>
          </table:table-cell>
          <table:table-cell table:formula="of:=[.$B$5]*[.S37]" office:value-type="float" office:value="324" calcext:value-type="float">
            <text:p>324</text:p>
          </table:table-cell>
          <table:table-cell/>
          <table:table-cell office:value-type="float" office:value="40.437654" calcext:value-type="float">
            <text:p>40,437654</text:p>
          </table:table-cell>
          <table:table-cell office:value-type="float" office:value="35.38048" calcext:value-type="float">
            <text:p>35,38048</text:p>
          </table:table-cell>
          <table:table-cell office:value-type="float" office:value="0.002903" calcext:value-type="float">
            <text:p>0,002903</text:p>
          </table:table-cell>
          <table:table-cell office:value-type="float" office:value="0.003913" calcext:value-type="float">
            <text:p>0,003913</text:p>
          </table:table-cell>
          <table:table-cell office:value-type="float" office:value="24.335201" calcext:value-type="float">
            <text:p>24,335201</text:p>
          </table:table-cell>
          <table:table-cell office:value-type="float" office:value="14.150058" calcext:value-type="float">
            <text:p>14,150058</text:p>
          </table:table-cell>
          <table:table-cell office:value-type="float" office:value="0.000324" calcext:value-type="float">
            <text:p>0,000324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Średni czas realizacji pojedynczej funkcji dla przebiegów w różnych populacjach</text:p>
          </table:table-cell>
          <table:covered-table-cell table:number-columns-repeated="2"/>
          <table:covered-table-cell table:number-columns-repeated="3" table:style-name="ce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Wyszukaj [micro s]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number-columns-repeated="2" table:style-name="ce7" office:value-type="string" calcext:value-type="string">
            <text:p>(koniec)</text:p>
          </table:table-cell>
          <table:table-cell table:number-columns-repeated="2" table:style-name="ce7" office:value-type="string" calcext:value-type="string">
            <text:p>(początek)</text:p>
          </table:table-cell>
          <table:table-cell table:number-columns-repeated="2" table:style-name="ce7" office:value-type="string" calcext:value-type="string">
            <text:p>(wybrane miejsce)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3"/>
          <table:table-cell table:formula="of:=[.D32]" office:value-type="float" office:value="1000" calcext:value-type="float">
            <text:p>1000</text:p>
          </table:table-cell>
          <table:table-cell table:formula="of:=[.E32]/[.$D32]" office:value-type="float" office:value="2.818" calcext:value-type="float">
            <text:p>2,818</text:p>
          </table:table-cell>
          <table:table-cell table:formula="of:=[.F32]/[.$D32]" office:value-type="float" office:value="2.356" calcext:value-type="float">
            <text:p>2,356</text:p>
          </table:table-cell>
          <table:table-cell table:style-name="ce1" table:formula="of:=[.G32]/[.$D32]" office:value-type="float" office:value="0.026" calcext:value-type="float">
            <text:p>0,026</text:p>
          </table:table-cell>
          <table:table-cell table:style-name="ce1" table:formula="of:=[.H32]/[.$D32]" office:value-type="float" office:value="0.03" calcext:value-type="float">
            <text:p>0,03</text:p>
          </table:table-cell>
          <table:table-cell table:style-name="ce1" table:formula="of:=[.I32]/[.$D32]" office:value-type="float" office:value="1.807" calcext:value-type="float">
            <text:p>1,807</text:p>
          </table:table-cell>
          <table:table-cell table:formula="of:=[.J32]/[.$D32]" office:value-type="float" office:value="0.963" calcext:value-type="float">
            <text:p>0,963</text:p>
          </table:table-cell>
          <table:table-cell table:formula="of:=[.K32]/[.$D32]" office:value-type="float" office:value="0.007" calcext:value-type="float">
            <text:p>0,00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3]" office:value-type="float" office:value="2000" calcext:value-type="float">
            <text:p>2000</text:p>
          </table:table-cell>
          <table:table-cell table:formula="of:=[.E33]/[.$D33]" office:value-type="float" office:value="7.309" calcext:value-type="float">
            <text:p>7,309</text:p>
          </table:table-cell>
          <table:table-cell table:formula="of:=[.F33]/[.$D33]" office:value-type="float" office:value="7.1155" calcext:value-type="float">
            <text:p>7,1155</text:p>
          </table:table-cell>
          <table:table-cell table:style-name="ce1" table:formula="of:=[.G33]/[.$D33]" office:value-type="float" office:value="0.025" calcext:value-type="float">
            <text:p>0,025</text:p>
          </table:table-cell>
          <table:table-cell table:style-name="ce1" table:formula="of:=[.H33]/[.$D33]" office:value-type="float" office:value="0.0315" calcext:value-type="float">
            <text:p>0,0315</text:p>
          </table:table-cell>
          <table:table-cell table:style-name="ce1" table:formula="of:=[.I33]/[.$D33]" office:value-type="float" office:value="4.816" calcext:value-type="float">
            <text:p>4,816</text:p>
          </table:table-cell>
          <table:table-cell table:formula="of:=[.J33]/[.$D33]" office:value-type="float" office:value="2.6215" calcext:value-type="float">
            <text:p>2,6215</text:p>
          </table:table-cell>
          <table:table-cell table:formula="of:=[.K33]/[.$D33]" office:value-type="float" office:value="0.006" calcext:value-type="float">
            <text:p>0,00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4]" office:value-type="float" office:value="5000" calcext:value-type="float">
            <text:p>5000</text:p>
          </table:table-cell>
          <table:table-cell table:formula="of:=[.E34]/[.$D34]" office:value-type="float" office:value="22.367" calcext:value-type="float">
            <text:p>22,367</text:p>
          </table:table-cell>
          <table:table-cell table:formula="of:=[.F34]/[.$D34]" office:value-type="float" office:value="21.7108" calcext:value-type="float">
            <text:p>21,7108</text:p>
          </table:table-cell>
          <table:table-cell table:style-name="ce1" table:formula="of:=[.G34]/[.$D34]" office:value-type="float" office:value="0.0256" calcext:value-type="float">
            <text:p>0,0256</text:p>
          </table:table-cell>
          <table:table-cell table:style-name="ce1" table:formula="of:=[.H34]/[.$D34]" office:value-type="float" office:value="0.0338" calcext:value-type="float">
            <text:p>0,0338</text:p>
          </table:table-cell>
          <table:table-cell table:style-name="ce1" table:formula="of:=[.I34]/[.$D34]" office:value-type="float" office:value="15.0726" calcext:value-type="float">
            <text:p>15,0726</text:p>
          </table:table-cell>
          <table:table-cell table:formula="of:=[.J34]/[.$D34]" office:value-type="float" office:value="9.912" calcext:value-type="float">
            <text:p>9,912</text:p>
          </table:table-cell>
          <table:table-cell table:formula="of:=[.K34]/[.$D34]" office:value-type="float" office:value="0.0064" calcext:value-type="float">
            <text:p>0,006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5]" office:value-type="float" office:value="10000" calcext:value-type="float">
            <text:p>10000</text:p>
          </table:table-cell>
          <table:table-cell table:formula="of:=[.E35]/[.$D35]" office:value-type="float" office:value="66.1179" calcext:value-type="float">
            <text:p>66,1179</text:p>
          </table:table-cell>
          <table:table-cell table:formula="of:=[.F35]/[.$D35]" office:value-type="float" office:value="64.6051" calcext:value-type="float">
            <text:p>64,6051</text:p>
          </table:table-cell>
          <table:table-cell table:style-name="ce1" table:formula="of:=[.G35]/[.$D35]" office:value-type="float" office:value="0.0337" calcext:value-type="float">
            <text:p>0,0337</text:p>
          </table:table-cell>
          <table:table-cell table:style-name="ce1" table:formula="of:=[.H35]/[.$D35]" office:value-type="float" office:value="0.0414" calcext:value-type="float">
            <text:p>0,0414</text:p>
          </table:table-cell>
          <table:table-cell table:style-name="ce1" table:formula="of:=[.I35]/[.$D35]" office:value-type="float" office:value="44.6358" calcext:value-type="float">
            <text:p>44,6358</text:p>
          </table:table-cell>
          <table:table-cell table:formula="of:=[.J35]/[.$D35]" office:value-type="float" office:value="28.1033" calcext:value-type="float">
            <text:p>28,1033</text:p>
          </table:table-cell>
          <table:table-cell table:formula="of:=[.K35]/[.$D35]" office:value-type="float" office:value="0.0072" calcext:value-type="float">
            <text:p>0,007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6]" office:value-type="float" office:value="20000" calcext:value-type="float">
            <text:p>20000</text:p>
          </table:table-cell>
          <table:table-cell table:formula="of:=[.E36]/[.$D36]" office:value-type="float" office:value="199.17855" calcext:value-type="float">
            <text:p>199,17855</text:p>
          </table:table-cell>
          <table:table-cell table:formula="of:=[.F36]/[.$D36]" office:value-type="float" office:value="180.41385" calcext:value-type="float">
            <text:p>180,41385</text:p>
          </table:table-cell>
          <table:table-cell table:style-name="ce1" table:formula="of:=[.G36]/[.$D36]" office:value-type="float" office:value="0.03825" calcext:value-type="float">
            <text:p>0,03825</text:p>
          </table:table-cell>
          <table:table-cell table:style-name="ce1" table:formula="of:=[.H36]/[.$D36]" office:value-type="float" office:value="0.05135" calcext:value-type="float">
            <text:p>0,05135</text:p>
          </table:table-cell>
          <table:table-cell table:style-name="ce1" table:formula="of:=[.I36]/[.$D36]" office:value-type="float" office:value="131.06245" calcext:value-type="float">
            <text:p>131,06245</text:p>
          </table:table-cell>
          <table:table-cell table:formula="of:=[.J36]/[.$D36]" office:value-type="float" office:value="80.4362" calcext:value-type="float">
            <text:p>80,4362</text:p>
          </table:table-cell>
          <table:table-cell table:formula="of:=[.K36]/[.$D36]" office:value-type="float" office:value="0.00695" calcext:value-type="float">
            <text:p>0,0069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7]" office:value-type="float" office:value="50000" calcext:value-type="float">
            <text:p>50000</text:p>
          </table:table-cell>
          <table:table-cell table:formula="of:=[.E37]/[.$D37]" office:value-type="float" office:value="808.75308" calcext:value-type="float">
            <text:p>808,75308</text:p>
          </table:table-cell>
          <table:table-cell table:formula="of:=[.F37]/[.$D37]" office:value-type="float" office:value="707.6096" calcext:value-type="float">
            <text:p>707,6096</text:p>
          </table:table-cell>
          <table:table-cell table:style-name="ce1" table:formula="of:=[.G37]/[.$D37]" office:value-type="float" office:value="0.05806" calcext:value-type="float">
            <text:p>0,05806</text:p>
          </table:table-cell>
          <table:table-cell table:style-name="ce1" table:formula="of:=[.H37]/[.$D37]" office:value-type="float" office:value="0.07826" calcext:value-type="float">
            <text:p>0,07826</text:p>
          </table:table-cell>
          <table:table-cell table:style-name="ce1" table:formula="of:=[.I37]/[.$D37]" office:value-type="float" office:value="486.70402" calcext:value-type="float">
            <text:p>486,70402</text:p>
          </table:table-cell>
          <table:table-cell table:formula="of:=[.J37]/[.$D37]" office:value-type="float" office:value="283.00116" calcext:value-type="float">
            <text:p>283,00116</text:p>
          </table:table-cell>
          <table:table-cell table:formula="of:=[.K37]/[.$D37]" office:value-type="float" office:value="0.00648" calcext:value-type="float">
            <text:p>0,00648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Drzewo czerowno-czarne</text:p>
          </table:table-cell>
          <table:covered-table-cell table:number-columns-repeated="2" table:style-name="Default"/>
          <table:covered-table-cell/>
          <table:table-cell/>
          <table:table-cell table:style-name="ce5" office:value-type="string" calcext:value-type="string" table:number-columns-spanned="4" table:number-rows-spanned="1">
            <text:p>Kopiec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push;</text:p>
          </table:table-cell>
          <table:table-cell office:value-type="string" calcext:value-type="string">
            <text:p>contains;</text:p>
          </table:table-cell>
          <table:table-cell office:value-type="string" calcext:value-type="string">
            <text:p>pop;</text:p>
          </table:table-cell>
          <table:table-cell table:style-name="ce3" office:value-type="string" calcext:value-type="string" table:number-columns-spanned="3" table:number-rows-spanned="1">
            <text:p>Sumaryczne czasy operacji dla całych struktur</text:p>
          </table:table-cell>
          <table:covered-table-cell table:number-columns-repeated="2" table:style-name="Default"/>
          <table:table-cell/>
          <table:table-cell table:style-name="ce11"/>
          <table:table-cell table:style-name="ce3" office:value-type="string" calcext:value-type="string" table:number-columns-spanned="4" table:number-rows-spanned="1">
            <text:p>Sumaryczne czasy operacji dla całych struktur</text:p>
          </table:table-cell>
          <table:covered-table-cell table:number-columns-repeated="2" table:style-name="Default"/>
          <table:covered-table-cell/>
          <table:table-cell table:style-name="ce11"/>
          <table:table-cell table:style-name="ce11" office:value-type="string" calcext:value-type="string">
            <text:p>push;</text:p>
          </table:table-cell>
          <table:table-cell office:value-type="string" calcext:value-type="string">
            <text:p>contains;</text:p>
          </table:table-cell>
          <table:table-cell office:value-type="string" calcext:value-type="string">
            <text:p>pop;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Wyszukaj [micro s]</text:p>
          </table:table-cell>
          <table:table-cell/>
          <table:table-cell table:style-name="ce9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Wyszukaj [micro s]</text:p>
          </table:table-cell>
          <table:table-cell/>
          <table:table-cell office:value-type="float" office:value="0.005637" calcext:value-type="float">
            <text:p>0,005637</text:p>
          </table:table-cell>
          <table:table-cell office:value-type="float" office:value="7.484912" calcext:value-type="float">
            <text:p>7,484912</text:p>
          </table:table-cell>
          <table:table-cell office:value-type="float" office:value="0.020143" calcext:value-type="float">
            <text:p>0,0201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(początek)</text:p>
          </table:table-cell>
          <table:table-cell table:style-name="ce7"/>
          <table:table-cell/>
          <table:table-cell table:style-name="ce9"/>
          <table:table-cell table:style-name="ce4"/>
          <table:table-cell table:number-columns-repeated="2" table:style-name="ce7" office:value-type="string" calcext:value-type="string">
            <text:p>(początek)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1" office:value-type="float" office:value="0.001038" calcext:value-type="float">
            <text:p>0,001038</text:p>
          </table:table-cell>
          <table:table-cell table:style-name="ce1" office:value-type="float" office:value="0.000727" calcext:value-type="float">
            <text:p>0,00072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5]*[.A55]" office:value-type="float" office:value="1038" calcext:value-type="float">
            <text:p>1038</text:p>
          </table:table-cell>
          <table:table-cell table:formula="of:=[.$B$5]*[.B55]" office:value-type="float" office:value="727" calcext:value-type="float">
            <text:p>727</text:p>
          </table:table-cell>
          <table:table-cell/>
          <table:table-cell table:style-name="ce11"/>
          <table:table-cell table:style-name="ce1" office:value-type="float" office:value="1000" calcext:value-type="float">
            <text:p>1000</text:p>
          </table:table-cell>
          <table:table-cell table:formula="of:=[.N55]*[.$B$5]" office:value-type="float" office:value="231" calcext:value-type="float">
            <text:p>231</text:p>
          </table:table-cell>
          <table:table-cell table:formula="of:=[.O55]*[.$B$5]" office:value-type="float" office:value="16797" calcext:value-type="float">
            <text:p>16797</text:p>
          </table:table-cell>
          <table:table-cell table:style-name="ce1" table:formula="of:=[.P55]*[.$B$5]" office:value-type="float" office:value="667" calcext:value-type="float">
            <text:p>667</text:p>
          </table:table-cell>
          <table:table-cell/>
          <table:table-cell office:value-type="float" office:value="0.000231" calcext:value-type="float">
            <text:p>0,000231</text:p>
          </table:table-cell>
          <table:table-cell office:value-type="float" office:value="0.016797" calcext:value-type="float">
            <text:p>0,016797</text:p>
          </table:table-cell>
          <table:table-cell office:value-type="float" office:value="0.000667" calcext:value-type="float">
            <text:p>0,000667</text:p>
          </table:table-cell>
          <table:table-cell table:number-columns-repeated="3"/>
        </table:table-row>
        <table:table-row table:style-name="ro1">
          <table:table-cell office:value-type="float" office:value="0.002344" calcext:value-type="float">
            <text:p>0,002344</text:p>
          </table:table-cell>
          <table:table-cell office:value-type="float" office:value="0.001709" calcext:value-type="float">
            <text:p>0,00170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B$5]*[.A56]" office:value-type="float" office:value="2344" calcext:value-type="float">
            <text:p>2344</text:p>
          </table:table-cell>
          <table:table-cell table:formula="of:=[.$B$5]*[.B56]" office:value-type="float" office:value="1709" calcext:value-type="float">
            <text:p>1709</text:p>
          </table:table-cell>
          <table:table-cell/>
          <table:table-cell table:style-name="ce11"/>
          <table:table-cell table:style-name="ce1" office:value-type="float" office:value="2000" calcext:value-type="float">
            <text:p>2000</text:p>
          </table:table-cell>
          <table:table-cell table:formula="of:=[.N56]*[.$B$5]" office:value-type="float" office:value="495" calcext:value-type="float">
            <text:p>495</text:p>
          </table:table-cell>
          <table:table-cell table:formula="of:=[.O56]*[.$B$5]" office:value-type="float" office:value="69448" calcext:value-type="float">
            <text:p>69448</text:p>
          </table:table-cell>
          <table:table-cell table:style-name="ce1" table:formula="of:=[.P56]*[.$B$5]" office:value-type="float" office:value="1487" calcext:value-type="float">
            <text:p>1487</text:p>
          </table:table-cell>
          <table:table-cell/>
          <table:table-cell office:value-type="float" office:value="0.000495" calcext:value-type="float">
            <text:p>0,000495</text:p>
          </table:table-cell>
          <table:table-cell office:value-type="float" office:value="0.069448" calcext:value-type="float">
            <text:p>0,069448</text:p>
          </table:table-cell>
          <table:table-cell office:value-type="float" office:value="0.001487" calcext:value-type="float">
            <text:p>0,001487</text:p>
          </table:table-cell>
          <table:table-cell table:number-columns-repeated="3"/>
        </table:table-row>
        <table:table-row table:style-name="ro1">
          <table:table-cell office:value-type="float" office:value="0.006646" calcext:value-type="float">
            <text:p>0,006646</text:p>
          </table:table-cell>
          <table:table-cell office:value-type="float" office:value="0.005045" calcext:value-type="float">
            <text:p>0,005045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$B$5]*[.A57]" office:value-type="float" office:value="6646" calcext:value-type="float">
            <text:p>6646</text:p>
          </table:table-cell>
          <table:table-cell table:formula="of:=[.$B$5]*[.B57]" office:value-type="float" office:value="5045" calcext:value-type="float">
            <text:p>5045</text:p>
          </table:table-cell>
          <table:table-cell/>
          <table:table-cell table:style-name="ce11"/>
          <table:table-cell table:style-name="ce1" office:value-type="float" office:value="5000" calcext:value-type="float">
            <text:p>5000</text:p>
          </table:table-cell>
          <table:table-cell table:formula="of:=[.N57]*[.$B$5]" office:value-type="float" office:value="1315" calcext:value-type="float">
            <text:p>1315</text:p>
          </table:table-cell>
          <table:table-cell table:formula="of:=[.O57]*[.$B$5]" office:value-type="float" office:value="459342" calcext:value-type="float">
            <text:p>459342</text:p>
          </table:table-cell>
          <table:table-cell table:style-name="ce1" table:formula="of:=[.P57]*[.$B$5]" office:value-type="float" office:value="4323" calcext:value-type="float">
            <text:p>4323</text:p>
          </table:table-cell>
          <table:table-cell/>
          <table:table-cell office:value-type="float" office:value="0.001315" calcext:value-type="float">
            <text:p>0,001315</text:p>
          </table:table-cell>
          <table:table-cell office:value-type="float" office:value="0.459342" calcext:value-type="float">
            <text:p>0,459342</text:p>
          </table:table-cell>
          <table:table-cell office:value-type="float" office:value="0.004323" calcext:value-type="float">
            <text:p>0,004323</text:p>
          </table:table-cell>
          <table:table-cell table:number-columns-repeated="3"/>
        </table:table-row>
        <table:table-row table:style-name="ro1">
          <table:table-cell office:value-type="float" office:value="0.022605" calcext:value-type="float">
            <text:p>0,022605</text:p>
          </table:table-cell>
          <table:table-cell office:value-type="float" office:value="0.016166" calcext:value-type="float">
            <text:p>0,016166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$B$5]*[.A58]" office:value-type="float" office:value="22605" calcext:value-type="float">
            <text:p>22605</text:p>
          </table:table-cell>
          <table:table-cell table:formula="of:=[.$B$5]*[.B58]" office:value-type="float" office:value="16166" calcext:value-type="float">
            <text:p>16166</text:p>
          </table:table-cell>
          <table:table-cell/>
          <table:table-cell table:style-name="ce11"/>
          <table:table-cell table:style-name="ce1" office:value-type="float" office:value="10000" calcext:value-type="float">
            <text:p>10000</text:p>
          </table:table-cell>
          <table:table-cell table:formula="of:=[.N58]*[.$B$5]" office:value-type="float" office:value="2898" calcext:value-type="float">
            <text:p>2898</text:p>
          </table:table-cell>
          <table:table-cell table:formula="of:=[.O58]*[.$B$5]" office:value-type="float" office:value="1932835" calcext:value-type="float">
            <text:p>1932835</text:p>
          </table:table-cell>
          <table:table-cell table:style-name="ce1" table:formula="of:=[.P58]*[.$B$5]" office:value-type="float" office:value="9855" calcext:value-type="float">
            <text:p>9855</text:p>
          </table:table-cell>
          <table:table-cell/>
          <table:table-cell office:value-type="float" office:value="0.002898" calcext:value-type="float">
            <text:p>0,002898</text:p>
          </table:table-cell>
          <table:table-cell office:value-type="float" office:value="1.932835" calcext:value-type="float">
            <text:p>1,932835</text:p>
          </table:table-cell>
          <table:table-cell office:value-type="float" office:value="0.009855" calcext:value-type="float">
            <text:p>0,009855</text:p>
          </table:table-cell>
          <table:table-cell table:number-columns-repeated="3"/>
        </table:table-row>
        <table:table-row table:style-name="ro1">
          <table:table-cell office:value-type="float" office:value="0.050352" calcext:value-type="float">
            <text:p>0,050352</text:p>
          </table:table-cell>
          <table:table-cell office:value-type="float" office:value="0.045251" calcext:value-type="float">
            <text:p>0,045251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5]*[.A59]" office:value-type="float" office:value="50352" calcext:value-type="float">
            <text:p>50352</text:p>
          </table:table-cell>
          <table:table-cell table:formula="of:=[.$B$5]*[.B59]" office:value-type="float" office:value="45251" calcext:value-type="float">
            <text:p>45251</text:p>
          </table:table-cell>
          <table:table-cell/>
          <table:table-cell table:style-name="ce11"/>
          <table:table-cell table:style-name="ce1" office:value-type="float" office:value="20000" calcext:value-type="float">
            <text:p>20000</text:p>
          </table:table-cell>
          <table:table-cell table:formula="of:=[.N59]*[.$B$5]" office:value-type="float" office:value="5637" calcext:value-type="float">
            <text:p>5637</text:p>
          </table:table-cell>
          <table:table-cell table:formula="of:=[.O59]*[.$B$5]" office:value-type="float" office:value="7484912" calcext:value-type="float">
            <text:p>7484912</text:p>
          </table:table-cell>
          <table:table-cell table:style-name="ce1" table:formula="of:=[.P59]*[.$B$5]" office:value-type="float" office:value="20143" calcext:value-type="float">
            <text:p>20143</text:p>
          </table:table-cell>
          <table:table-cell/>
          <table:table-cell office:value-type="float" office:value="0.005637" calcext:value-type="float">
            <text:p>0,005637</text:p>
          </table:table-cell>
          <table:table-cell office:value-type="float" office:value="7.484912" calcext:value-type="float">
            <text:p>7,484912</text:p>
          </table:table-cell>
          <table:table-cell office:value-type="float" office:value="0.020143" calcext:value-type="float">
            <text:p>0,020143</text:p>
          </table:table-cell>
          <table:table-cell table:number-columns-repeated="3"/>
        </table:table-row>
        <table:table-row table:style-name="ro1">
          <table:table-cell office:value-type="float" office:value="0.121463" calcext:value-type="float">
            <text:p>0,121463</text:p>
          </table:table-cell>
          <table:table-cell office:value-type="float" office:value="0.108969" calcext:value-type="float">
            <text:p>0,108969</text:p>
          </table:table-cell>
          <table:table-cell/>
          <table:table-cell office:value-type="float" office:value="50000" calcext:value-type="float">
            <text:p>50000</text:p>
          </table:table-cell>
          <table:table-cell table:formula="of:=[.$B$5]*[.A60]" office:value-type="float" office:value="121463" calcext:value-type="float">
            <text:p>121463</text:p>
          </table:table-cell>
          <table:table-cell table:formula="of:=[.$B$5]*[.B60]" office:value-type="float" office:value="108969" calcext:value-type="float">
            <text:p>108969</text:p>
          </table:table-cell>
          <table:table-cell/>
          <table:table-cell table:style-name="ce11"/>
          <table:table-cell table:style-name="ce1" office:value-type="float" office:value="50000" calcext:value-type="float">
            <text:p>50000</text:p>
          </table:table-cell>
          <table:table-cell table:formula="of:=[.N60]*[.$B$5]" office:value-type="float" office:value="15210" calcext:value-type="float">
            <text:p>15210</text:p>
          </table:table-cell>
          <table:table-cell table:formula="of:=[.O60]*[.$B$5]" office:value-type="float" office:value="46842589" calcext:value-type="float">
            <text:p>46842589</text:p>
          </table:table-cell>
          <table:table-cell table:style-name="ce1" table:formula="of:=[.P60]*[.$B$5]" office:value-type="float" office:value="62353" calcext:value-type="float">
            <text:p>62353</text:p>
          </table:table-cell>
          <table:table-cell/>
          <table:table-cell office:value-type="float" office:value="0.01521" calcext:value-type="float">
            <text:p>0,01521</text:p>
          </table:table-cell>
          <table:table-cell office:value-type="float" office:value="46.842589" calcext:value-type="float">
            <text:p>46,842589</text:p>
          </table:table-cell>
          <table:table-cell office:value-type="float" office:value="0.062353" calcext:value-type="float">
            <text:p>0,0623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3" table:number-rows-spanned="1">
            <text:p>Średni czas realizacji pojedynczej funkcji</text:p>
          </table:table-cell>
          <table:covered-table-cell table:number-columns-repeated="2"/>
          <table:table-cell table:style-name="ce11" table:number-columns-repeated="2"/>
          <table:table-cell table:style-name="ce3" office:value-type="string" calcext:value-type="string" table:number-columns-spanned="4" table:number-rows-spanned="1">
            <text:p>Średni czas realizacji pojedynczej funkcji</text:p>
          </table:table-cell>
          <table:covered-table-cell table:number-columns-repeated="2"/>
          <table:covered-table-cell table:style-name="ce1"/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10" office:value-type="string" calcext:value-type="string">
            <text:p>Wyszukaj [micro s]</text:p>
          </table:table-cell>
          <table:table-cell/>
          <table:table-cell table:style-name="ce9"/>
          <table:table-cell table:style-name="ce4" office:value-type="string" calcext:value-type="string">
            <text:p>ilość danych</text:p>
          </table:table-cell>
          <table:table-cell table:style-name="ce6" office:value-type="string" calcext:value-type="string">
            <text:p>Dodaj [micro s]</text:p>
          </table:table-cell>
          <table:table-cell table:style-name="ce6" office:value-type="string" calcext:value-type="string">
            <text:p>Usuń [micro s]</text:p>
          </table:table-cell>
          <table:table-cell table:style-name="ce6" office:value-type="string" calcext:value-type="string">
            <text:p>Wyszukaj [micro s]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(początek)</text:p>
          </table:table-cell>
          <table:table-cell table:style-name="ce7"/>
          <table:table-cell/>
          <table:table-cell table:style-name="ce9"/>
          <table:table-cell table:style-name="ce4"/>
          <table:table-cell table:number-columns-repeated="2" table:style-name="ce7" office:value-type="string" calcext:value-type="string">
            <text:p>(początek)</text:p>
          </table:table-cell>
          <table:table-cell table:style-name="ce7"/>
          <table:table-cell table:number-columns-repeated="7"/>
        </table:table-row>
        <table:table-row table:style-name="ro1">
          <table:table-cell table:number-columns-repeated="3"/>
          <table:table-cell table:formula="of:=[.D55]" office:value-type="float" office:value="1000" calcext:value-type="float">
            <text:p>1000</text:p>
          </table:table-cell>
          <table:table-cell table:formula="of:=[.E55]/[.$D55]" office:value-type="float" office:value="1.038" calcext:value-type="float">
            <text:p>1,038</text:p>
          </table:table-cell>
          <table:table-cell table:formula="of:=[.F55]/[.$D55]" office:value-type="float" office:value="0.727" calcext:value-type="float">
            <text:p>0,727</text:p>
          </table:table-cell>
          <table:table-cell/>
          <table:table-cell table:style-name="ce11"/>
          <table:table-cell table:style-name="ce1" table:formula="of:=[.I55]" office:value-type="float" office:value="1000" calcext:value-type="float">
            <text:p>1000</text:p>
          </table:table-cell>
          <table:table-cell table:formula="of:=[.J55]/[.$D55]" office:value-type="float" office:value="0.231" calcext:value-type="float">
            <text:p>0,231</text:p>
          </table:table-cell>
          <table:table-cell table:formula="of:=[.K55]/[.$D55]" office:value-type="float" office:value="16.797" calcext:value-type="float">
            <text:p>16,797</text:p>
          </table:table-cell>
          <table:table-cell table:style-name="ce1" table:formula="of:=[.L55]/[.$D55]" office:value-type="float" office:value="0.667" calcext:value-type="float">
            <text:p>0,667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56]" office:value-type="float" office:value="2000" calcext:value-type="float">
            <text:p>2000</text:p>
          </table:table-cell>
          <table:table-cell table:formula="of:=[.E56]/[.$D56]" office:value-type="float" office:value="1.172" calcext:value-type="float">
            <text:p>1,172</text:p>
          </table:table-cell>
          <table:table-cell table:formula="of:=[.F56]/[.$D56]" office:value-type="float" office:value="0.8545" calcext:value-type="float">
            <text:p>0,8545</text:p>
          </table:table-cell>
          <table:table-cell/>
          <table:table-cell table:style-name="ce11"/>
          <table:table-cell table:style-name="ce1" table:formula="of:=[.I56]" office:value-type="float" office:value="2000" calcext:value-type="float">
            <text:p>2000</text:p>
          </table:table-cell>
          <table:table-cell table:formula="of:=[.J56]/[.$D56]" office:value-type="float" office:value="0.2475" calcext:value-type="float">
            <text:p>0,2475</text:p>
          </table:table-cell>
          <table:table-cell table:formula="of:=[.K56]/[.$D56]" office:value-type="float" office:value="34.724" calcext:value-type="float">
            <text:p>34,724</text:p>
          </table:table-cell>
          <table:table-cell table:style-name="ce1" table:formula="of:=[.L56]/[.$D56]" office:value-type="float" office:value="0.7435" calcext:value-type="float">
            <text:p>0,743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57]" office:value-type="float" office:value="5000" calcext:value-type="float">
            <text:p>5000</text:p>
          </table:table-cell>
          <table:table-cell table:formula="of:=[.E57]/[.$D57]" office:value-type="float" office:value="1.3292" calcext:value-type="float">
            <text:p>1,3292</text:p>
          </table:table-cell>
          <table:table-cell table:formula="of:=[.F57]/[.$D57]" office:value-type="float" office:value="1.009" calcext:value-type="float">
            <text:p>1,009</text:p>
          </table:table-cell>
          <table:table-cell/>
          <table:table-cell table:style-name="ce11"/>
          <table:table-cell table:style-name="ce1" table:formula="of:=[.I57]" office:value-type="float" office:value="5000" calcext:value-type="float">
            <text:p>5000</text:p>
          </table:table-cell>
          <table:table-cell table:formula="of:=[.J57]/[.$D57]" office:value-type="float" office:value="0.263" calcext:value-type="float">
            <text:p>0,263</text:p>
          </table:table-cell>
          <table:table-cell table:formula="of:=[.K57]/[.$D57]" office:value-type="float" office:value="91.8684" calcext:value-type="float">
            <text:p>91,8684</text:p>
          </table:table-cell>
          <table:table-cell table:style-name="ce1" table:formula="of:=[.L57]/[.$D57]" office:value-type="float" office:value="0.8646" calcext:value-type="float">
            <text:p>0,864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58]" office:value-type="float" office:value="10000" calcext:value-type="float">
            <text:p>10000</text:p>
          </table:table-cell>
          <table:table-cell table:formula="of:=[.E58]/[.$D58]" office:value-type="float" office:value="2.2605" calcext:value-type="float">
            <text:p>2,2605</text:p>
          </table:table-cell>
          <table:table-cell table:formula="of:=[.F58]/[.$D58]" office:value-type="float" office:value="1.6166" calcext:value-type="float">
            <text:p>1,6166</text:p>
          </table:table-cell>
          <table:table-cell/>
          <table:table-cell table:style-name="ce11"/>
          <table:table-cell table:style-name="ce1" table:formula="of:=[.I58]" office:value-type="float" office:value="10000" calcext:value-type="float">
            <text:p>10000</text:p>
          </table:table-cell>
          <table:table-cell table:formula="of:=[.J58]/[.$D58]" office:value-type="float" office:value="0.2898" calcext:value-type="float">
            <text:p>0,2898</text:p>
          </table:table-cell>
          <table:table-cell table:formula="of:=[.K58]/[.$D58]" office:value-type="float" office:value="193.2835" calcext:value-type="float">
            <text:p>193,2835</text:p>
          </table:table-cell>
          <table:table-cell table:style-name="ce1" table:formula="of:=[.L58]/[.$D58]" office:value-type="float" office:value="0.9855" calcext:value-type="float">
            <text:p>0,985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59]" office:value-type="float" office:value="20000" calcext:value-type="float">
            <text:p>20000</text:p>
          </table:table-cell>
          <table:table-cell table:formula="of:=[.E59]/[.$D59]" office:value-type="float" office:value="2.5176" calcext:value-type="float">
            <text:p>2,5176</text:p>
          </table:table-cell>
          <table:table-cell table:formula="of:=[.F59]/[.$D59]" office:value-type="float" office:value="2.26255" calcext:value-type="float">
            <text:p>2,26255</text:p>
          </table:table-cell>
          <table:table-cell/>
          <table:table-cell table:style-name="ce11"/>
          <table:table-cell table:style-name="ce1" table:formula="of:=[.I59]" office:value-type="float" office:value="20000" calcext:value-type="float">
            <text:p>20000</text:p>
          </table:table-cell>
          <table:table-cell table:formula="of:=[.J59]/[.$D59]" office:value-type="float" office:value="0.28185" calcext:value-type="float">
            <text:p>0,28185</text:p>
          </table:table-cell>
          <table:table-cell table:formula="of:=[.K59]/[.$D59]" office:value-type="float" office:value="374.2456" calcext:value-type="float">
            <text:p>374,2456</text:p>
          </table:table-cell>
          <table:table-cell table:style-name="ce1" table:formula="of:=[.L59]/[.$D59]" office:value-type="float" office:value="1.00715" calcext:value-type="float">
            <text:p>1,007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60]" office:value-type="float" office:value="50000" calcext:value-type="float">
            <text:p>50000</text:p>
          </table:table-cell>
          <table:table-cell table:formula="of:=[.E60]/[.$D60]" office:value-type="float" office:value="2.42926" calcext:value-type="float">
            <text:p>2,42926</text:p>
          </table:table-cell>
          <table:table-cell table:formula="of:=[.F60]/[.$D60]" office:value-type="float" office:value="2.17938" calcext:value-type="float">
            <text:p>2,17938</text:p>
          </table:table-cell>
          <table:table-cell/>
          <table:table-cell table:style-name="ce11"/>
          <table:table-cell table:style-name="ce1" table:formula="of:=[.I60]" office:value-type="float" office:value="50000" calcext:value-type="float">
            <text:p>50000</text:p>
          </table:table-cell>
          <table:table-cell table:formula="of:=[.J60]/[.$D60]" office:value-type="float" office:value="0.3042" calcext:value-type="float">
            <text:p>0,3042</text:p>
          </table:table-cell>
          <table:table-cell table:formula="of:=[.K60]/[.$D60]" office:value-type="float" office:value="936.85178" calcext:value-type="float">
            <text:p>936,85178</text:p>
          </table:table-cell>
          <table:table-cell table:style-name="ce1" table:formula="of:=[.L60]/[.$D60]" office:value-type="float" office:value="1.24706" calcext:value-type="float">
            <text:p>1,24706</text:p>
          </table:table-cell>
          <table:table-cell table:number-columns-repeated="7"/>
        </table:table-row>
        <table:table-row table:style-name="ro1" table:number-rows-repeated="8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 table:number-columns-spanned="2" table:number-rows-spanned="1">
            <text:p>Dodawanie na koniec</text:p>
          </table:table-cell>
          <table:covered-table-cell table:style-name="Default"/>
          <table:table-cell table:number-columns-repeated="2"/>
          <table:table-cell table:style-name="ce2" office:value-type="string" calcext:value-type="string" table:number-columns-spanned="2" table:number-rows-spanned="1">
            <text:p>Dodawanie na początek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table:number-columns-repeated="2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Kopiec</text:p>
          </table:table-cell>
          <table:table-cell table:style-name="ce1" office:value-type="string" calcext:value-type="string">
            <text:p>Drzew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8" table:formula="of:=[.E18]" office:value-type="float" office:value="3.474" calcext:value-type="float">
            <text:p>3,474</text:p>
          </table:table-cell>
          <table:table-cell table:formula="of:=[.E42]" office:value-type="float" office:value="2.818" calcext:value-type="float">
            <text:p>2,818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8" table:formula="of:=[.G18]" office:value-type="float" office:value="3.085" calcext:value-type="float">
            <text:p>3,085</text:p>
          </table:table-cell>
          <table:table-cell table:formula="of:=[.G42]" office:value-type="float" office:value="0.026" calcext:value-type="float">
            <text:p>0,026</text:p>
          </table:table-cell>
          <table:table-cell table:formula="of:=[.J65]" office:value-type="float" office:value="0.231" calcext:value-type="float">
            <text:p>0,231</text:p>
          </table:table-cell>
          <table:table-cell table:style-name="ce1" table:formula="of:=[.E65]" office:value-type="float" office:value="1.038" calcext:value-type="float">
            <text:p>1,03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8" table:formula="of:=[.E19]" office:value-type="float" office:value="4.343" calcext:value-type="float">
            <text:p>4,343</text:p>
          </table:table-cell>
          <table:table-cell table:formula="of:=[.E43]" office:value-type="float" office:value="7.309" calcext:value-type="float">
            <text:p>7,309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table:style-name="ce8" table:formula="of:=[.G19]" office:value-type="float" office:value="4.564" calcext:value-type="float">
            <text:p>4,564</text:p>
          </table:table-cell>
          <table:table-cell table:formula="of:=[.G43]" office:value-type="float" office:value="0.025" calcext:value-type="float">
            <text:p>0,025</text:p>
          </table:table-cell>
          <table:table-cell table:formula="of:=[.J66]" office:value-type="float" office:value="0.2475" calcext:value-type="float">
            <text:p>0,2475</text:p>
          </table:table-cell>
          <table:table-cell table:style-name="ce1" table:formula="of:=[.E66]" office:value-type="float" office:value="1.172" calcext:value-type="float">
            <text:p>1,1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8" table:formula="of:=[.E20]" office:value-type="float" office:value="10.8974" calcext:value-type="float">
            <text:p>10,8974</text:p>
          </table:table-cell>
          <table:table-cell table:formula="of:=[.E44]" office:value-type="float" office:value="22.367" calcext:value-type="float">
            <text:p>22,367</text:p>
          </table:table-cell>
          <table:table-cell/>
          <table:table-cell table:style-name="ce1" office:value-type="float" office:value="5000" calcext:value-type="float">
            <text:p>5000</text:p>
          </table:table-cell>
          <table:table-cell table:style-name="ce8" table:formula="of:=[.G20]" office:value-type="float" office:value="11.0814" calcext:value-type="float">
            <text:p>11,0814</text:p>
          </table:table-cell>
          <table:table-cell table:formula="of:=[.G44]" office:value-type="float" office:value="0.0256" calcext:value-type="float">
            <text:p>0,0256</text:p>
          </table:table-cell>
          <table:table-cell table:formula="of:=[.J67]" office:value-type="float" office:value="0.263" calcext:value-type="float">
            <text:p>0,263</text:p>
          </table:table-cell>
          <table:table-cell table:style-name="ce1" table:formula="of:=[.E67]" office:value-type="float" office:value="1.3292" calcext:value-type="float">
            <text:p>1,329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table:style-name="ce8" table:formula="of:=[.E21]" office:value-type="float" office:value="22.4361" calcext:value-type="float">
            <text:p>22,4361</text:p>
          </table:table-cell>
          <table:table-cell table:formula="of:=[.E45]" office:value-type="float" office:value="66.1179" calcext:value-type="float">
            <text:p>66,1179</text:p>
          </table:table-cell>
          <table:table-cell/>
          <table:table-cell table:style-name="ce1" office:value-type="float" office:value="10000" calcext:value-type="float">
            <text:p>10000</text:p>
          </table:table-cell>
          <table:table-cell table:style-name="ce8" table:formula="of:=[.G21]" office:value-type="float" office:value="22.3223" calcext:value-type="float">
            <text:p>22,3223</text:p>
          </table:table-cell>
          <table:table-cell table:formula="of:=[.G45]" office:value-type="float" office:value="0.0337" calcext:value-type="float">
            <text:p>0,0337</text:p>
          </table:table-cell>
          <table:table-cell table:formula="of:=[.J68]" office:value-type="float" office:value="0.2898" calcext:value-type="float">
            <text:p>0,2898</text:p>
          </table:table-cell>
          <table:table-cell table:style-name="ce1" table:formula="of:=[.E68]" office:value-type="float" office:value="2.2605" calcext:value-type="float">
            <text:p>2,26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style-name="ce8" table:formula="of:=[.E22]" office:value-type="float" office:value="53.0505" calcext:value-type="float">
            <text:p>53,0505</text:p>
          </table:table-cell>
          <table:table-cell table:formula="of:=[.E46]" office:value-type="float" office:value="199.17855" calcext:value-type="float">
            <text:p>199,17855</text:p>
          </table:table-cell>
          <table:table-cell/>
          <table:table-cell table:style-name="ce1" office:value-type="float" office:value="20000" calcext:value-type="float">
            <text:p>20000</text:p>
          </table:table-cell>
          <table:table-cell table:style-name="ce8" table:formula="of:=[.G22]" office:value-type="float" office:value="49.68895" calcext:value-type="float">
            <text:p>49,68895</text:p>
          </table:table-cell>
          <table:table-cell table:formula="of:=[.G46]" office:value-type="float" office:value="0.03825" calcext:value-type="float">
            <text:p>0,03825</text:p>
          </table:table-cell>
          <table:table-cell table:formula="of:=[.J69]" office:value-type="float" office:value="0.28185" calcext:value-type="float">
            <text:p>0,28185</text:p>
          </table:table-cell>
          <table:table-cell table:style-name="ce1" table:formula="of:=[.E69]" office:value-type="float" office:value="2.5176" calcext:value-type="float">
            <text:p>2,517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table:style-name="ce8" table:formula="of:=[.E23]" office:value-type="float" office:value="119.8786" calcext:value-type="float">
            <text:p>119,8786</text:p>
          </table:table-cell>
          <table:table-cell table:formula="of:=[.E47]" office:value-type="float" office:value="808.75308" calcext:value-type="float">
            <text:p>808,75308</text:p>
          </table:table-cell>
          <table:table-cell/>
          <table:table-cell table:style-name="ce1" office:value-type="float" office:value="50000" calcext:value-type="float">
            <text:p>50000</text:p>
          </table:table-cell>
          <table:table-cell table:style-name="ce8" table:formula="of:=[.G23]" office:value-type="float" office:value="120.32298" calcext:value-type="float">
            <text:p>120,32298</text:p>
          </table:table-cell>
          <table:table-cell table:formula="of:=[.G47]" office:value-type="float" office:value="0.05806" calcext:value-type="float">
            <text:p>0,05806</text:p>
          </table:table-cell>
          <table:table-cell table:formula="of:=[.J70]" office:value-type="float" office:value="0.3042" calcext:value-type="float">
            <text:p>0,3042</text:p>
          </table:table-cell>
          <table:table-cell table:style-name="ce1" table:formula="of:=[.E70]" office:value-type="float" office:value="2.42926" calcext:value-type="float">
            <text:p>2,4292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 table:number-columns-spanned="2" table:number-rows-spanned="1">
            <text:p>Dodawanie na wybranym miejscu</text:p>
          </table:table-cell>
          <table:covered-table-cell table:style-name="Default"/>
          <table:table-cell table:number-columns-repeated="2"/>
          <table:table-cell table:style-name="ce2" office:value-type="string" calcext:value-type="string" table:number-columns-spanned="2" table:number-rows-spanned="1">
            <text:p>Usuwanie z początku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table:number-columns-repeated="2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Kopiec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8" table:formula="of:=[.I18]" office:value-type="float" office:value="2.775" calcext:value-type="float">
            <text:p>2,775</text:p>
          </table:table-cell>
          <table:table-cell table:formula="of:=[.I42]" office:value-type="float" office:value="1.807" calcext:value-type="float">
            <text:p>1,807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8" table:formula="of:=[.H18]" office:value-type="float" office:value="2.7" calcext:value-type="float">
            <text:p>2,7</text:p>
          </table:table-cell>
          <table:table-cell table:formula="of:=[.H42]" office:value-type="float" office:value="0.03" calcext:value-type="float">
            <text:p>0,03</text:p>
          </table:table-cell>
          <table:table-cell table:formula="of:=[.K65]" office:value-type="float" office:value="16.797" calcext:value-type="float">
            <text:p>16,797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8" table:formula="of:=[.I19]" office:value-type="float" office:value="4.97" calcext:value-type="float">
            <text:p>4,97</text:p>
          </table:table-cell>
          <table:table-cell table:formula="of:=[.I43]" office:value-type="float" office:value="4.816" calcext:value-type="float">
            <text:p>4,816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table:style-name="ce8" table:formula="of:=[.H19]" office:value-type="float" office:value="4.4685" calcext:value-type="float">
            <text:p>4,4685</text:p>
          </table:table-cell>
          <table:table-cell table:formula="of:=[.H43]" office:value-type="float" office:value="0.0315" calcext:value-type="float">
            <text:p>0,0315</text:p>
          </table:table-cell>
          <table:table-cell table:formula="of:=[.K66]" office:value-type="float" office:value="34.724" calcext:value-type="float">
            <text:p>34,724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8" table:formula="of:=[.I20]" office:value-type="float" office:value="11.8194" calcext:value-type="float">
            <text:p>11,8194</text:p>
          </table:table-cell>
          <table:table-cell table:formula="of:=[.I44]" office:value-type="float" office:value="15.0726" calcext:value-type="float">
            <text:p>15,0726</text:p>
          </table:table-cell>
          <table:table-cell/>
          <table:table-cell table:style-name="ce1" office:value-type="float" office:value="5000" calcext:value-type="float">
            <text:p>5000</text:p>
          </table:table-cell>
          <table:table-cell table:style-name="ce8" table:formula="of:=[.H20]" office:value-type="float" office:value="10.9302" calcext:value-type="float">
            <text:p>10,9302</text:p>
          </table:table-cell>
          <table:table-cell table:formula="of:=[.H44]" office:value-type="float" office:value="0.0338" calcext:value-type="float">
            <text:p>0,0338</text:p>
          </table:table-cell>
          <table:table-cell table:formula="of:=[.K67]" office:value-type="float" office:value="91.8684" calcext:value-type="float">
            <text:p>91,8684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table:style-name="ce8" table:formula="of:=[.I21]" office:value-type="float" office:value="24.1203" calcext:value-type="float">
            <text:p>24,1203</text:p>
          </table:table-cell>
          <table:table-cell table:formula="of:=[.I45]" office:value-type="float" office:value="44.6358" calcext:value-type="float">
            <text:p>44,6358</text:p>
          </table:table-cell>
          <table:table-cell/>
          <table:table-cell table:style-name="ce1" office:value-type="float" office:value="10000" calcext:value-type="float">
            <text:p>10000</text:p>
          </table:table-cell>
          <table:table-cell table:style-name="ce8" table:formula="of:=[.H21]" office:value-type="float" office:value="22.2626" calcext:value-type="float">
            <text:p>22,2626</text:p>
          </table:table-cell>
          <table:table-cell table:formula="of:=[.H45]" office:value-type="float" office:value="0.0414" calcext:value-type="float">
            <text:p>0,0414</text:p>
          </table:table-cell>
          <table:table-cell table:formula="of:=[.K68]" office:value-type="float" office:value="193.2835" calcext:value-type="float">
            <text:p>193,2835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style-name="ce8" table:formula="of:=[.I22]" office:value-type="float" office:value="58.8997" calcext:value-type="float">
            <text:p>58,8997</text:p>
          </table:table-cell>
          <table:table-cell table:formula="of:=[.I46]" office:value-type="float" office:value="131.06245" calcext:value-type="float">
            <text:p>131,06245</text:p>
          </table:table-cell>
          <table:table-cell/>
          <table:table-cell table:style-name="ce1" office:value-type="float" office:value="20000" calcext:value-type="float">
            <text:p>20000</text:p>
          </table:table-cell>
          <table:table-cell table:style-name="ce8" table:formula="of:=[.H22]" office:value-type="float" office:value="53.201" calcext:value-type="float">
            <text:p>53,201</text:p>
          </table:table-cell>
          <table:table-cell table:formula="of:=[.H46]" office:value-type="float" office:value="0.05135" calcext:value-type="float">
            <text:p>0,05135</text:p>
          </table:table-cell>
          <table:table-cell table:formula="of:=[.K69]" office:value-type="float" office:value="374.2456" calcext:value-type="float">
            <text:p>374,2456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table:style-name="ce8" table:formula="of:=[.I23]" office:value-type="float" office:value="135.54202" calcext:value-type="float">
            <text:p>135,54202</text:p>
          </table:table-cell>
          <table:table-cell table:formula="of:=[.I47]" office:value-type="float" office:value="486.70402" calcext:value-type="float">
            <text:p>486,70402</text:p>
          </table:table-cell>
          <table:table-cell/>
          <table:table-cell table:style-name="ce1" office:value-type="float" office:value="50000" calcext:value-type="float">
            <text:p>50000</text:p>
          </table:table-cell>
          <table:table-cell table:style-name="ce8" table:formula="of:=[.H23]" office:value-type="float" office:value="125.96836" calcext:value-type="float">
            <text:p>125,96836</text:p>
          </table:table-cell>
          <table:table-cell table:formula="of:=[.H47]" office:value-type="float" office:value="0.07826" calcext:value-type="float">
            <text:p>0,07826</text:p>
          </table:table-cell>
          <table:table-cell table:formula="of:=[.K70]" office:value-type="float" office:value="936.85178" calcext:value-type="float">
            <text:p>936,85178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 table:number-columns-spanned="2" table:number-rows-spanned="1">
            <text:p>Usuwanie z końca</text:p>
          </table:table-cell>
          <table:covered-table-cell table:style-name="Default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8" table:formula="of:=[.F18]" office:value-type="float" office:value="3.427" calcext:value-type="float">
            <text:p>3,427</text:p>
          </table:table-cell>
          <table:table-cell table:formula="of:=[.F42]" office:value-type="float" office:value="2.356" calcext:value-type="float">
            <text:p>2,356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8" table:formula="of:=[.F19]" office:value-type="float" office:value="4.5145" calcext:value-type="float">
            <text:p>4,5145</text:p>
          </table:table-cell>
          <table:table-cell table:formula="of:=[.F43]" office:value-type="float" office:value="7.1155" calcext:value-type="float">
            <text:p>7,1155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8" table:formula="of:=[.F20]" office:value-type="float" office:value="11.0854" calcext:value-type="float">
            <text:p>11,0854</text:p>
          </table:table-cell>
          <table:table-cell table:formula="of:=[.F44]" office:value-type="float" office:value="21.7108" calcext:value-type="float">
            <text:p>21,7108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table:style-name="ce8" table:formula="of:=[.F21]" office:value-type="float" office:value="22.5379" calcext:value-type="float">
            <text:p>22,5379</text:p>
          </table:table-cell>
          <table:table-cell table:formula="of:=[.F45]" office:value-type="float" office:value="64.6051" calcext:value-type="float">
            <text:p>64,6051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style-name="ce8" table:formula="of:=[.F22]" office:value-type="float" office:value="54.6015" calcext:value-type="float">
            <text:p>54,6015</text:p>
          </table:table-cell>
          <table:table-cell table:formula="of:=[.F46]" office:value-type="float" office:value="180.41385" calcext:value-type="float">
            <text:p>180,41385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table:style-name="ce8" table:formula="of:=[.F23]" office:value-type="float" office:value="119.5352" calcext:value-type="float">
            <text:p>119,5352</text:p>
          </table:table-cell>
          <table:table-cell table:formula="of:=[.F47]" office:value-type="float" office:value="707.6096" calcext:value-type="float">
            <text:p>707,6096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 table:number-columns-spanned="2" table:number-rows-spanned="1">
            <text:p>Usuwanie z wybranej pozycji</text:p>
          </table:table-cell>
          <table:covered-table-cell table:style-name="Default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8" table:formula="of:=[.J18]" office:value-type="float" office:value="2.425" calcext:value-type="float">
            <text:p>2,425</text:p>
          </table:table-cell>
          <table:table-cell table:formula="of:=[.J42]" office:value-type="float" office:value="0.963" calcext:value-type="float">
            <text:p>0,963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8" table:formula="of:=[.J19]" office:value-type="float" office:value="4.409" calcext:value-type="float">
            <text:p>4,409</text:p>
          </table:table-cell>
          <table:table-cell table:formula="of:=[.J43]" office:value-type="float" office:value="2.6215" calcext:value-type="float">
            <text:p>2,6215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8" table:formula="of:=[.J20]" office:value-type="float" office:value="10.8904" calcext:value-type="float">
            <text:p>10,8904</text:p>
          </table:table-cell>
          <table:table-cell table:formula="of:=[.J44]" office:value-type="float" office:value="9.912" calcext:value-type="float">
            <text:p>9,912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table:style-name="ce8" table:formula="of:=[.J21]" office:value-type="float" office:value="22.8757" calcext:value-type="float">
            <text:p>22,8757</text:p>
          </table:table-cell>
          <table:table-cell table:formula="of:=[.J45]" office:value-type="float" office:value="28.1033" calcext:value-type="float">
            <text:p>28,1033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style-name="ce8" table:formula="of:=[.J22]" office:value-type="float" office:value="56.2504" calcext:value-type="float">
            <text:p>56,2504</text:p>
          </table:table-cell>
          <table:table-cell table:formula="of:=[.J46]" office:value-type="float" office:value="80.4362" calcext:value-type="float">
            <text:p>80,4362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table:style-name="ce8" table:formula="of:=[.J23]" office:value-type="float" office:value="122.02708" calcext:value-type="float">
            <text:p>122,02708</text:p>
          </table:table-cell>
          <table:table-cell table:formula="of:=[.J47]" office:value-type="float" office:value="283.00116" calcext:value-type="float">
            <text:p>283,00116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Wyszukiwanie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ce8" office:value-type="string" calcext:value-type="string">
            <text:p>Tablica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Kopiec</text:p>
          </table:table-cell>
          <table:table-cell table:style-name="ce1" office:value-type="string" calcext:value-type="string">
            <text:p>Drzewo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" office:value-type="float" office:value="1000" calcext:value-type="float">
            <text:p>1000</text:p>
          </table:table-cell>
          <table:table-cell table:style-name="ce8" table:formula="of:=[.K18]" office:value-type="float" office:value="0.005" calcext:value-type="float">
            <text:p>0,005</text:p>
          </table:table-cell>
          <table:table-cell table:formula="of:=[.K42]" office:value-type="float" office:value="0.007" calcext:value-type="float">
            <text:p>0,007</text:p>
          </table:table-cell>
          <table:table-cell table:formula="of:=[.L65]" office:value-type="float" office:value="0.667" calcext:value-type="float">
            <text:p>0,667</text:p>
          </table:table-cell>
          <table:table-cell table:style-name="ce1" table:formula="of:=[.F65]" office:value-type="float" office:value="0.727" calcext:value-type="float">
            <text:p>0,72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" office:value-type="float" office:value="2000" calcext:value-type="float">
            <text:p>2000</text:p>
          </table:table-cell>
          <table:table-cell table:style-name="ce8" table:formula="of:=[.K19]" office:value-type="float" office:value="0.0045" calcext:value-type="float">
            <text:p>0,0045</text:p>
          </table:table-cell>
          <table:table-cell table:formula="of:=[.K43]" office:value-type="float" office:value="0.006" calcext:value-type="float">
            <text:p>0,006</text:p>
          </table:table-cell>
          <table:table-cell table:formula="of:=[.L66]" office:value-type="float" office:value="0.7435" calcext:value-type="float">
            <text:p>0,7435</text:p>
          </table:table-cell>
          <table:table-cell table:style-name="ce1" table:formula="of:=[.F66]" office:value-type="float" office:value="0.8545" calcext:value-type="float">
            <text:p>0,854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" office:value-type="float" office:value="5000" calcext:value-type="float">
            <text:p>5000</text:p>
          </table:table-cell>
          <table:table-cell table:style-name="ce8" table:formula="of:=[.K20]" office:value-type="float" office:value="0.0046" calcext:value-type="float">
            <text:p>0,0046</text:p>
          </table:table-cell>
          <table:table-cell table:formula="of:=[.K44]" office:value-type="float" office:value="0.0064" calcext:value-type="float">
            <text:p>0,0064</text:p>
          </table:table-cell>
          <table:table-cell table:formula="of:=[.L67]" office:value-type="float" office:value="0.8646" calcext:value-type="float">
            <text:p>0,8646</text:p>
          </table:table-cell>
          <table:table-cell table:style-name="ce1" table:formula="of:=[.F67]" office:value-type="float" office:value="1.009" calcext:value-type="float">
            <text:p>1,00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" office:value-type="float" office:value="10000" calcext:value-type="float">
            <text:p>10000</text:p>
          </table:table-cell>
          <table:table-cell table:style-name="ce8" table:formula="of:=[.K21]" office:value-type="float" office:value="0.0046" calcext:value-type="float">
            <text:p>0,0046</text:p>
          </table:table-cell>
          <table:table-cell table:formula="of:=[.K45]" office:value-type="float" office:value="0.0072" calcext:value-type="float">
            <text:p>0,0072</text:p>
          </table:table-cell>
          <table:table-cell table:formula="of:=[.L68]" office:value-type="float" office:value="0.9855" calcext:value-type="float">
            <text:p>0,9855</text:p>
          </table:table-cell>
          <table:table-cell table:style-name="ce1" table:formula="of:=[.F68]" office:value-type="float" office:value="1.6166" calcext:value-type="float">
            <text:p>1,616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" office:value-type="float" office:value="20000" calcext:value-type="float">
            <text:p>20000</text:p>
          </table:table-cell>
          <table:table-cell table:style-name="ce8" table:formula="of:=[.K22]" office:value-type="float" office:value="0.00595" calcext:value-type="float">
            <text:p>0,00595</text:p>
          </table:table-cell>
          <table:table-cell table:formula="of:=[.K46]" office:value-type="float" office:value="0.00695" calcext:value-type="float">
            <text:p>0,00695</text:p>
          </table:table-cell>
          <table:table-cell table:formula="of:=[.L69]" office:value-type="float" office:value="1.00715" calcext:value-type="float">
            <text:p>1,00715</text:p>
          </table:table-cell>
          <table:table-cell table:style-name="ce1" table:formula="of:=[.F69]" office:value-type="float" office:value="2.26255" calcext:value-type="float">
            <text:p>2,2625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" office:value-type="float" office:value="50000" calcext:value-type="float">
            <text:p>50000</text:p>
          </table:table-cell>
          <table:table-cell table:style-name="ce8" table:formula="of:=[.K23]" office:value-type="float" office:value="0.00446" calcext:value-type="float">
            <text:p>0,00446</text:p>
          </table:table-cell>
          <table:table-cell table:formula="of:=[.K47]" office:value-type="float" office:value="0.00648" calcext:value-type="float">
            <text:p>0,00648</text:p>
          </table:table-cell>
          <table:table-cell table:formula="of:=[.L70]" office:value-type="float" office:value="1.24706" calcext:value-type="float">
            <text:p>1,24706</text:p>
          </table:table-cell>
          <table:table-cell table:style-name="ce1" table:formula="of:=[.F70]" office:value-type="float" office:value="2.17938" calcext:value-type="float">
            <text:p>2,179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.00.0000</text:date>, <text:time style:data-style-name="N2" text:time-value="07:20:59.0832655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5:11:38.783981968</meta:creation-date>
    <dc:date>2019-05-07T07:22:26.365563598</dc:date>
    <meta:editing-duration>PT3H27M4S</meta:editing-duration>
    <meta:editing-cycles>14</meta:editing-cycles>
    <meta:generator>LibreOffice/5.1.6.2$Linux_X86_64 LibreOffice_project/10m0$Build-2</meta:generator>
    <meta:document-statistic meta:table-count="1" meta:cell-count="70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38cm" svg:y="0.316cm" chart:style-name="ch2">
          <text:p>Wykres czasu dodawania na koniec struktur</text:p>
        </chart:title>
        <chart:legend chart:legend-position="end" svg:x="14.187cm" svg:y="3.952cm" style:legend-expansion="high" chart:style-name="ch3"/>
        <chart:plot-area chart:style-name="ch4" table:cell-range-address="Arkusz1.D81:Arkusz1.F86 Arkusz1.E80:Arkusz1.F80" chart:data-source-has-labels="row" svg:x="1.331cm" svg:y="1.275cm" svg:width="12.536cm" svg:height="6.564cm">
          <chartooo:coordinate-region svg:x="2.138cm" svg:y="1.474cm" svg:width="11.264cm" svg:height="5.718cm"/>
          <chart:axis chart:dimension="x" chart:name="primary-x" chart:style-name="ch5">
            <chart:title svg:x="6.378cm" svg:y="8.019cm" chart:style-name="ch6">
              <text:p>ilość elementów</text:p>
            </chart:title>
          </chart:axis>
          <chart:axis chart:dimension="y" chart:name="primary-y" chart:style-name="ch5">
            <chart:title svg:x="0.451cm" svg:y="5.236cm" chart:style-name="ch7">
              <text:p>czas [μs]</text:p>
            </chart:title>
            <chart:grid chart:style-name="ch8" chart:class="major"/>
          </chart:axis>
          <chart:series chart:style-name="ch9" chart:values-cell-range-address="Arkusz1.E81:Arkusz1.E86" chart:label-cell-address="Arkusz1.E80:Arkusz1.E80" chart:class="chart:scatter">
            <chart:domain table:cell-range-address="Arkusz1.D81:Arkusz1.D86"/>
            <chart:data-point chart:repeated="6"/>
          </chart:series>
          <chart:series chart:style-name="ch10" chart:values-cell-range-address="Arkusz1.F81:Arkusz1.F86" chart:label-cell-address="Arkusz1.F80:Arkusz1.F80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Tablica</text:p>
                <draw:g>
                  <svg:desc>Arkusz1.E80:Arkusz1.E80</svg:desc>
                </draw:g>
              </table:table-cell>
              <table:table-cell office:value-type="string">
                <text:p>Lista</text:p>
                <draw:g>
                  <svg:desc>Arkusz1.F80:Arkusz1.F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D81:Arkusz1.D86</svg:desc>
                </draw:g>
              </table:table-cell>
              <table:table-cell office:value-type="float" office:value="3.474">
                <text:p>3.474</text:p>
                <draw:g>
                  <svg:desc>Arkusz1.E81:Arkusz1.E86</svg:desc>
                </draw:g>
              </table:table-cell>
              <table:table-cell office:value-type="float" office:value="2.818">
                <text:p>2.818</text:p>
                <draw:g>
                  <svg:desc>Arkusz1.F81:Arkusz1.F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.343">
                <text:p>4.343</text:p>
              </table:table-cell>
              <table:table-cell office:value-type="float" office:value="7.309">
                <text:p>7.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0.8974">
                <text:p>10.8974</text:p>
              </table:table-cell>
              <table:table-cell office:value-type="float" office:value="22.367">
                <text:p>22.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2.4361">
                <text:p>22.4361</text:p>
              </table:table-cell>
              <table:table-cell office:value-type="float" office:value="66.1179">
                <text:p>66.1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53.0505">
                <text:p>53.0505</text:p>
              </table:table-cell>
              <table:table-cell office:value-type="float" office:value="199.17855">
                <text:p>199.17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19.8786">
                <text:p>119.8786</text:p>
              </table:table-cell>
              <table:table-cell office:value-type="float" office:value="808.75308">
                <text:p>808.75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3.167cm" svg:y="0.316cm" chart:style-name="ch2">
          <text:p>Wykres czasu dodawania na początek struktury</text:p>
        </chart:title>
        <chart:legend chart:legend-position="end" svg:x="14.107cm" svg:y="3.456cm" style:legend-expansion="high" chart:style-name="ch3"/>
        <chart:plot-area chart:style-name="ch4" table:cell-range-address="Arkusz1.H81:Arkusz1.L86 Arkusz1.I80:Arkusz1.L80" chart:data-source-has-labels="row" svg:x="1.331cm" svg:y="1.275cm" svg:width="12.456cm" svg:height="6.569cm">
          <chartooo:coordinate-region svg:x="1.952cm" svg:y="1.474cm" svg:width="11.185cm" svg:height="5.723cm"/>
          <chart:axis chart:dimension="x" chart:name="primary-x" chart:style-name="ch5">
            <chart:title svg:x="6.338cm" svg:y="8.024cm" chart:style-name="ch6">
              <text:p>ilość elementów</text:p>
            </chart:title>
          </chart:axis>
          <chart:axis chart:dimension="y" chart:name="primary-y" chart:style-name="ch5">
            <chart:title svg:x="0.451cm" svg:y="5.238cm" chart:style-name="ch7">
              <text:p>czas [μs]</text:p>
            </chart:title>
            <chart:grid chart:style-name="ch8" chart:class="major"/>
          </chart:axis>
          <chart:series chart:style-name="ch9" chart:values-cell-range-address="Arkusz1.I81:Arkusz1.I86" chart:label-cell-address="Arkusz1.I80:Arkusz1.I80" chart:class="chart:scatter">
            <chart:domain table:cell-range-address="Arkusz1.H81:Arkusz1.H86"/>
            <chart:data-point chart:repeated="6"/>
          </chart:series>
          <chart:series chart:style-name="ch10" chart:values-cell-range-address="Arkusz1.J81:Arkusz1.J86" chart:label-cell-address="Arkusz1.J80:Arkusz1.J80" chart:class="chart:scatter">
            <chart:data-point chart:repeated="6"/>
          </chart:series>
          <chart:series chart:style-name="ch11" chart:values-cell-range-address="Arkusz1.K81:Arkusz1.K86" chart:label-cell-address="Arkusz1.K80:Arkusz1.K80" chart:class="chart:scatter">
            <chart:data-point chart:repeated="6"/>
          </chart:series>
          <chart:series chart:style-name="ch12" chart:values-cell-range-address="Arkusz1.L81:Arkusz1.L86" chart:label-cell-address="Arkusz1.L80:Arkusz1.L80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Tablica</text:p>
                <draw:g>
                  <svg:desc>Arkusz1.I80:Arkusz1.I80</svg:desc>
                </draw:g>
              </table:table-cell>
              <table:table-cell office:value-type="string">
                <text:p>Lista</text:p>
                <draw:g>
                  <svg:desc>Arkusz1.J80:Arkusz1.J80</svg:desc>
                </draw:g>
              </table:table-cell>
              <table:table-cell office:value-type="string">
                <text:p>Kopiec</text:p>
                <draw:g>
                  <svg:desc>Arkusz1.K80:Arkusz1.K80</svg:desc>
                </draw:g>
              </table:table-cell>
              <table:table-cell office:value-type="string">
                <text:p>Drzewo</text:p>
                <draw:g>
                  <svg:desc>Arkusz1.L80:Arkusz1.L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H81:Arkusz1.H86</svg:desc>
                </draw:g>
              </table:table-cell>
              <table:table-cell office:value-type="float" office:value="3.085">
                <text:p>3.085</text:p>
                <draw:g>
                  <svg:desc>Arkusz1.I81:Arkusz1.I86</svg:desc>
                </draw:g>
              </table:table-cell>
              <table:table-cell office:value-type="float" office:value="0.026">
                <text:p>0.026</text:p>
                <draw:g>
                  <svg:desc>Arkusz1.J81:Arkusz1.J86</svg:desc>
                </draw:g>
              </table:table-cell>
              <table:table-cell office:value-type="float" office:value="0.231">
                <text:p>0.231</text:p>
                <draw:g>
                  <svg:desc>Arkusz1.K81:Arkusz1.K86</svg:desc>
                </draw:g>
              </table:table-cell>
              <table:table-cell office:value-type="float" office:value="1.038">
                <text:p>1.038</text:p>
                <draw:g>
                  <svg:desc>Arkusz1.L81:Arkusz1.L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.564">
                <text:p>4.564</text:p>
              </table:table-cell>
              <table:table-cell office:value-type="float" office:value="0.025">
                <text:p>0.025</text:p>
              </table:table-cell>
              <table:table-cell office:value-type="float" office:value="0.2475">
                <text:p>0.2475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1.0814">
                <text:p>11.0814</text:p>
              </table:table-cell>
              <table:table-cell office:value-type="float" office:value="0.0256">
                <text:p>0.0256</text:p>
              </table:table-cell>
              <table:table-cell office:value-type="float" office:value="0.263">
                <text:p>0.263</text:p>
              </table:table-cell>
              <table:table-cell office:value-type="float" office:value="1.3292">
                <text:p>1.3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2.3223">
                <text:p>22.3223</text:p>
              </table:table-cell>
              <table:table-cell office:value-type="float" office:value="0.0337">
                <text:p>0.0337</text:p>
              </table:table-cell>
              <table:table-cell office:value-type="float" office:value="0.2898">
                <text:p>0.2898</text:p>
              </table:table-cell>
              <table:table-cell office:value-type="float" office:value="2.2605">
                <text:p>2.2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49.68895">
                <text:p>49.68895</text:p>
              </table:table-cell>
              <table:table-cell office:value-type="float" office:value="0.03825">
                <text:p>0.03825</text:p>
              </table:table-cell>
              <table:table-cell office:value-type="float" office:value="0.28185">
                <text:p>0.28185</text:p>
              </table:table-cell>
              <table:table-cell office:value-type="float" office:value="2.5176">
                <text:p>2.5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20.32298">
                <text:p>120.32298</text:p>
              </table:table-cell>
              <table:table-cell office:value-type="float" office:value="0.05806">
                <text:p>0.05806</text:p>
              </table:table-cell>
              <table:table-cell office:value-type="float" office:value="0.3042">
                <text:p>0.3042</text:p>
              </table:table-cell>
              <table:table-cell office:value-type="float" office:value="2.42926">
                <text:p>2.42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13cm" svg:y="0.316cm" chart:style-name="ch2">
          <text:p>Wykres czasu dodawania na wybranej pozycji struktury</text:p>
        </chart:title>
        <chart:legend chart:legend-position="end" svg:x="14.187cm" svg:y="3.952cm" style:legend-expansion="high" chart:style-name="ch3"/>
        <chart:plot-area chart:style-name="ch4" table:cell-range-address="Arkusz1.D90:Arkusz1.F95 Arkusz1.E89:Arkusz1.F89" chart:data-source-has-labels="row" svg:x="1.331cm" svg:y="1.275cm" svg:width="12.536cm" svg:height="6.564cm">
          <chartooo:coordinate-region svg:x="2.138cm" svg:y="1.474cm" svg:width="11.264cm" svg:height="5.718cm"/>
          <chart:axis chart:dimension="x" chart:name="primary-x" chart:style-name="ch5">
            <chart:title svg:x="6.378cm" svg:y="8.019cm" chart:style-name="ch6">
              <text:p>ilość elementów</text:p>
            </chart:title>
          </chart:axis>
          <chart:axis chart:dimension="y" chart:name="primary-y" chart:style-name="ch5">
            <chart:title svg:x="0.451cm" svg:y="5.236cm" chart:style-name="ch7">
              <text:p>czas [μs]</text:p>
            </chart:title>
            <chart:grid chart:style-name="ch8" chart:class="major"/>
          </chart:axis>
          <chart:series chart:style-name="ch9" chart:values-cell-range-address="Arkusz1.E90:Arkusz1.E95" chart:label-cell-address="Arkusz1.E89:Arkusz1.E89" chart:class="chart:scatter">
            <chart:domain table:cell-range-address="Arkusz1.D90:Arkusz1.D95"/>
            <chart:data-point chart:repeated="6"/>
          </chart:series>
          <chart:series chart:style-name="ch10" chart:values-cell-range-address="Arkusz1.F90:Arkusz1.F95" chart:label-cell-address="Arkusz1.F89:Arkusz1.F8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Tablica</text:p>
                <draw:g>
                  <svg:desc>Arkusz1.E89:Arkusz1.E89</svg:desc>
                </draw:g>
              </table:table-cell>
              <table:table-cell office:value-type="string">
                <text:p>Lista</text:p>
                <draw:g>
                  <svg:desc>Arkusz1.F89:Arkusz1.F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D90:Arkusz1.D95</svg:desc>
                </draw:g>
              </table:table-cell>
              <table:table-cell office:value-type="float" office:value="2.775">
                <text:p>2.775</text:p>
                <draw:g>
                  <svg:desc>Arkusz1.E90:Arkusz1.E95</svg:desc>
                </draw:g>
              </table:table-cell>
              <table:table-cell office:value-type="float" office:value="1.807">
                <text:p>1.807</text:p>
                <draw:g>
                  <svg:desc>Arkusz1.F90:Arkusz1.F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.97">
                <text:p>4.97</text:p>
              </table:table-cell>
              <table:table-cell office:value-type="float" office:value="4.816">
                <text:p>4.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1.8194">
                <text:p>11.8194</text:p>
              </table:table-cell>
              <table:table-cell office:value-type="float" office:value="15.0726">
                <text:p>15.0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4.1203">
                <text:p>24.1203</text:p>
              </table:table-cell>
              <table:table-cell office:value-type="float" office:value="44.6358">
                <text:p>44.6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58.8997">
                <text:p>58.8997</text:p>
              </table:table-cell>
              <table:table-cell office:value-type="float" office:value="131.06245">
                <text:p>131.06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35.54202">
                <text:p>135.54202</text:p>
              </table:table-cell>
              <table:table-cell office:value-type="float" office:value="486.70402">
                <text:p>486.704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73cm" svg:height="10.546cm" xlink:href=".." xlink:type="simple" chart:class="chart:scatter" chart:style-name="ch1">
        <chart:title svg:x="4.033cm" svg:y="0.346cm" chart:style-name="ch2">
          <text:p>Wykres czasu wyszukiwania elementu w strukturze</text:p>
        </chart:title>
        <chart:legend chart:legend-position="end" svg:x="16.58cm" svg:y="4.227cm" style:legend-expansion="high" chart:style-name="ch3"/>
        <chart:plot-area chart:style-name="ch4" table:cell-range-address="Arkusz1.H115:Arkusz1.L120 Arkusz1.I114:Arkusz1.L114" chart:data-source-has-labels="row" svg:x="1.38cm" svg:y="1.335cm" svg:width="14.831cm" svg:height="8.02cm">
          <chartooo:coordinate-region svg:x="2.107cm" svg:y="1.534cm" svg:width="13.639cm" svg:height="7.174cm"/>
          <chart:axis chart:dimension="x" chart:name="primary-x" chart:style-name="ch5">
            <chart:title svg:x="7.574cm" svg:y="9.565cm" chart:style-name="ch6">
              <text:p>ilość elementów</text:p>
            </chart:title>
          </chart:axis>
          <chart:axis chart:dimension="y" chart:name="primary-y" chart:style-name="ch5">
            <chart:title svg:x="0.451cm" svg:y="6.024cm" chart:style-name="ch7">
              <text:p>czas [μs]</text:p>
            </chart:title>
            <chart:grid chart:style-name="ch8" chart:class="major"/>
          </chart:axis>
          <chart:series chart:style-name="ch9" chart:values-cell-range-address="Arkusz1.I115:Arkusz1.I120" chart:label-cell-address="Arkusz1.I114:Arkusz1.I114" chart:class="chart:scatter">
            <chart:domain table:cell-range-address="Arkusz1.H115:Arkusz1.H120"/>
            <chart:data-point chart:repeated="6"/>
          </chart:series>
          <chart:series chart:style-name="ch10" chart:values-cell-range-address="Arkusz1.J115:Arkusz1.J120" chart:label-cell-address="Arkusz1.J114:Arkusz1.J114" chart:class="chart:scatter">
            <chart:data-point chart:repeated="6"/>
          </chart:series>
          <chart:series chart:style-name="ch11" chart:values-cell-range-address="Arkusz1.K115:Arkusz1.K120" chart:label-cell-address="Arkusz1.K114:Arkusz1.K114" chart:class="chart:scatter">
            <chart:data-point chart:repeated="6"/>
          </chart:series>
          <chart:series chart:style-name="ch12" chart:values-cell-range-address="Arkusz1.L115:Arkusz1.L120" chart:label-cell-address="Arkusz1.L114:Arkusz1.L11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Tablica</text:p>
                <draw:g>
                  <svg:desc>Arkusz1.I114:Arkusz1.I114</svg:desc>
                </draw:g>
              </table:table-cell>
              <table:table-cell office:value-type="string">
                <text:p>Lista</text:p>
                <draw:g>
                  <svg:desc>Arkusz1.J114:Arkusz1.J114</svg:desc>
                </draw:g>
              </table:table-cell>
              <table:table-cell office:value-type="string">
                <text:p>Kopiec</text:p>
                <draw:g>
                  <svg:desc>Arkusz1.K114:Arkusz1.K114</svg:desc>
                </draw:g>
              </table:table-cell>
              <table:table-cell office:value-type="string">
                <text:p>Drzewo</text:p>
                <draw:g>
                  <svg:desc>Arkusz1.L114:Arkusz1.L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H115:Arkusz1.H120</svg:desc>
                </draw:g>
              </table:table-cell>
              <table:table-cell office:value-type="float" office:value="0.005">
                <text:p>0.005</text:p>
                <draw:g>
                  <svg:desc>Arkusz1.I115:Arkusz1.I120</svg:desc>
                </draw:g>
              </table:table-cell>
              <table:table-cell office:value-type="float" office:value="0.007">
                <text:p>0.007</text:p>
                <draw:g>
                  <svg:desc>Arkusz1.J115:Arkusz1.J120</svg:desc>
                </draw:g>
              </table:table-cell>
              <table:table-cell office:value-type="float" office:value="0.667">
                <text:p>0.667</text:p>
                <draw:g>
                  <svg:desc>Arkusz1.K115:Arkusz1.K120</svg:desc>
                </draw:g>
              </table:table-cell>
              <table:table-cell office:value-type="float" office:value="0.727">
                <text:p>0.727</text:p>
                <draw:g>
                  <svg:desc>Arkusz1.L115:Arkusz1.L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045">
                <text:p>0.0045</text:p>
              </table:table-cell>
              <table:table-cell office:value-type="float" office:value="0.006">
                <text:p>0.006</text:p>
              </table:table-cell>
              <table:table-cell office:value-type="float" office:value="0.7435">
                <text:p>0.7435</text:p>
              </table:table-cell>
              <table:table-cell office:value-type="float" office:value="0.8545">
                <text:p>0.8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0046">
                <text:p>0.0046</text:p>
              </table:table-cell>
              <table:table-cell office:value-type="float" office:value="0.0064">
                <text:p>0.0064</text:p>
              </table:table-cell>
              <table:table-cell office:value-type="float" office:value="0.8646">
                <text:p>0.8646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46">
                <text:p>0.0046</text:p>
              </table:table-cell>
              <table:table-cell office:value-type="float" office:value="0.0072">
                <text:p>0.0072</text:p>
              </table:table-cell>
              <table:table-cell office:value-type="float" office:value="0.9855">
                <text:p>0.9855</text:p>
              </table:table-cell>
              <table:table-cell office:value-type="float" office:value="1.6166">
                <text:p>1.6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00595">
                <text:p>0.00595</text:p>
              </table:table-cell>
              <table:table-cell office:value-type="float" office:value="0.00695">
                <text:p>0.00695</text:p>
              </table:table-cell>
              <table:table-cell office:value-type="float" office:value="1.00715">
                <text:p>1.00715</text:p>
              </table:table-cell>
              <table:table-cell office:value-type="float" office:value="2.26255">
                <text:p>2.26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0446">
                <text:p>0.00446</text:p>
              </table:table-cell>
              <table:table-cell office:value-type="float" office:value="0.00648">
                <text:p>0.00648</text:p>
              </table:table-cell>
              <table:table-cell office:value-type="float" office:value="1.24706">
                <text:p>1.24706</text:p>
              </table:table-cell>
              <table:table-cell office:value-type="float" office:value="2.17938">
                <text:p>2.179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3.71cm" svg:y="0.316cm" chart:style-name="ch2">
          <text:p>Wykres czasu usuwania z końca struktury</text:p>
        </chart:title>
        <chart:legend chart:legend-position="end" svg:x="14.187cm" svg:y="3.954cm" style:legend-expansion="high" chart:style-name="ch3"/>
        <chart:plot-area chart:style-name="ch4" table:cell-range-address="Arkusz1.D99:Arkusz1.F104 Arkusz1.E98:Arkusz1.F98" chart:data-source-has-labels="row" svg:x="1.331cm" svg:y="1.275cm" svg:width="12.536cm" svg:height="6.569cm">
          <chartooo:coordinate-region svg:x="2.138cm" svg:y="1.474cm" svg:width="11.264cm" svg:height="5.723cm"/>
          <chart:axis chart:dimension="x" chart:name="primary-x" chart:style-name="ch5">
            <chart:title svg:x="6.378cm" svg:y="8.024cm" chart:style-name="ch6">
              <text:p>ilość elementów</text:p>
            </chart:title>
          </chart:axis>
          <chart:axis chart:dimension="y" chart:name="primary-y" chart:style-name="ch5">
            <chart:title svg:x="0.451cm" svg:y="5.238cm" chart:style-name="ch7">
              <text:p>czas [μs]</text:p>
            </chart:title>
            <chart:grid chart:style-name="ch8" chart:class="major"/>
          </chart:axis>
          <chart:series chart:style-name="ch9" chart:values-cell-range-address="Arkusz1.E99:Arkusz1.E104" chart:label-cell-address="Arkusz1.E98:Arkusz1.E98" chart:class="chart:scatter">
            <chart:domain table:cell-range-address="Arkusz1.D99:Arkusz1.D104"/>
            <chart:data-point chart:repeated="6"/>
          </chart:series>
          <chart:series chart:style-name="ch10" chart:values-cell-range-address="Arkusz1.F99:Arkusz1.F104" chart:label-cell-address="Arkusz1.F98:Arkusz1.F98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Tablica</text:p>
                <draw:g>
                  <svg:desc>Arkusz1.E98:Arkusz1.E98</svg:desc>
                </draw:g>
              </table:table-cell>
              <table:table-cell office:value-type="string">
                <text:p>Lista</text:p>
                <draw:g>
                  <svg:desc>Arkusz1.F98:Arkusz1.F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D99:Arkusz1.D104</svg:desc>
                </draw:g>
              </table:table-cell>
              <table:table-cell office:value-type="float" office:value="3.427">
                <text:p>3.427</text:p>
                <draw:g>
                  <svg:desc>Arkusz1.E99:Arkusz1.E104</svg:desc>
                </draw:g>
              </table:table-cell>
              <table:table-cell office:value-type="float" office:value="2.356">
                <text:p>2.356</text:p>
                <draw:g>
                  <svg:desc>Arkusz1.F99:Arkusz1.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.5145">
                <text:p>4.5145</text:p>
              </table:table-cell>
              <table:table-cell office:value-type="float" office:value="7.1155">
                <text:p>7.1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1.0854">
                <text:p>11.0854</text:p>
              </table:table-cell>
              <table:table-cell office:value-type="float" office:value="21.7108">
                <text:p>21.7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2.5379">
                <text:p>22.5379</text:p>
              </table:table-cell>
              <table:table-cell office:value-type="float" office:value="64.6051">
                <text:p>64.6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54.6015">
                <text:p>54.6015</text:p>
              </table:table-cell>
              <table:table-cell office:value-type="float" office:value="180.41385">
                <text:p>180.41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19.5352">
                <text:p>119.5352</text:p>
              </table:table-cell>
              <table:table-cell office:value-type="float" office:value="707.6096">
                <text:p>707.60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52cm" svg:y="0.316cm" chart:style-name="ch2">
          <text:p>Wykres czasu usuwania z wybranej pozycji struktury</text:p>
        </chart:title>
        <chart:legend chart:legend-position="end" svg:x="14.187cm" svg:y="3.952cm" style:legend-expansion="high" chart:style-name="ch3"/>
        <chart:plot-area chart:style-name="ch4" table:cell-range-address="Arkusz1.D108:Arkusz1.F113 Arkusz1.E107:Arkusz1.F107" chart:data-source-has-labels="row" svg:x="1.331cm" svg:y="1.275cm" svg:width="12.536cm" svg:height="6.564cm">
          <chartooo:coordinate-region svg:x="2.138cm" svg:y="1.474cm" svg:width="11.264cm" svg:height="5.718cm"/>
          <chart:axis chart:dimension="x" chart:name="primary-x" chart:style-name="ch5">
            <chart:title svg:x="6.378cm" svg:y="8.019cm" chart:style-name="ch6">
              <text:p>ilość elementów</text:p>
            </chart:title>
          </chart:axis>
          <chart:axis chart:dimension="y" chart:name="primary-y" chart:style-name="ch5">
            <chart:title svg:x="0.451cm" svg:y="5.236cm" chart:style-name="ch7">
              <text:p>czas [μs]</text:p>
            </chart:title>
            <chart:grid chart:style-name="ch8" chart:class="major"/>
          </chart:axis>
          <chart:series chart:style-name="ch9" chart:values-cell-range-address="Arkusz1.E108:Arkusz1.E113" chart:label-cell-address="Arkusz1.E107:Arkusz1.E107" chart:class="chart:scatter">
            <chart:domain table:cell-range-address="Arkusz1.D108:Arkusz1.D113"/>
            <chart:data-point chart:repeated="6"/>
          </chart:series>
          <chart:series chart:style-name="ch10" chart:values-cell-range-address="Arkusz1.F108:Arkusz1.F113" chart:label-cell-address="Arkusz1.F107:Arkusz1.F107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Tablica</text:p>
                <draw:g>
                  <svg:desc>Arkusz1.E107:Arkusz1.E107</svg:desc>
                </draw:g>
              </table:table-cell>
              <table:table-cell office:value-type="string">
                <text:p>Lista</text:p>
                <draw:g>
                  <svg:desc>Arkusz1.F107:Arkusz1.F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D108:Arkusz1.D113</svg:desc>
                </draw:g>
              </table:table-cell>
              <table:table-cell office:value-type="float" office:value="2.425">
                <text:p>2.425</text:p>
                <draw:g>
                  <svg:desc>Arkusz1.E108:Arkusz1.E113</svg:desc>
                </draw:g>
              </table:table-cell>
              <table:table-cell office:value-type="float" office:value="0.963">
                <text:p>0.963</text:p>
                <draw:g>
                  <svg:desc>Arkusz1.F108:Arkusz1.F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.409">
                <text:p>4.409</text:p>
              </table:table-cell>
              <table:table-cell office:value-type="float" office:value="2.6215">
                <text:p>2.6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0.8904">
                <text:p>10.8904</text:p>
              </table:table-cell>
              <table:table-cell office:value-type="float" office:value="9.912">
                <text:p>9.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2.8757">
                <text:p>22.8757</text:p>
              </table:table-cell>
              <table:table-cell office:value-type="float" office:value="28.1033">
                <text:p>28.1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56.2504">
                <text:p>56.2504</text:p>
              </table:table-cell>
              <table:table-cell office:value-type="float" office:value="80.4362">
                <text:p>80.4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22.02708">
                <text:p>122.02708</text:p>
              </table:table-cell>
              <table:table-cell office:value-type="float" office:value="283.00116">
                <text:p>283.00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406cm" svg:y="0.316cm" chart:style-name="ch2">
          <text:p>Wykres czasu usuwania z początku struktury</text:p>
        </chart:title>
        <chart:legend chart:legend-position="end" svg:x="14.187cm" svg:y="3.706cm" style:legend-expansion="high" chart:style-name="ch3"/>
        <chart:plot-area chart:style-name="ch4" table:cell-range-address="Arkusz1.H90:Arkusz1.K95 Arkusz1.I89:Arkusz1.K89" chart:data-source-has-labels="row" svg:x="1.331cm" svg:y="1.275cm" svg:width="12.536cm" svg:height="6.57cm">
          <chartooo:coordinate-region svg:x="2.138cm" svg:y="1.474cm" svg:width="11.079cm" svg:height="5.724cm"/>
          <chart:axis chart:dimension="x" chart:name="primary-x" chart:style-name="ch5">
            <chart:title svg:x="6.378cm" svg:y="8.025cm" chart:style-name="ch6">
              <text:p>ilość elementów</text:p>
            </chart:title>
          </chart:axis>
          <chart:axis chart:dimension="y" chart:name="primary-y" chart:style-name="ch5">
            <chart:title svg:x="0.451cm" svg:y="5.239cm" chart:style-name="ch7">
              <text:p>czas [μs]</text:p>
            </chart:title>
            <chart:grid chart:style-name="ch8" chart:class="major"/>
          </chart:axis>
          <chart:series chart:style-name="ch9" chart:values-cell-range-address="Arkusz1.I90:Arkusz1.I95" chart:label-cell-address="Arkusz1.I89:Arkusz1.I89" chart:class="chart:scatter">
            <chart:domain table:cell-range-address="Arkusz1.H90:Arkusz1.H95"/>
            <chart:data-point chart:repeated="6"/>
          </chart:series>
          <chart:series chart:style-name="ch10" chart:values-cell-range-address="Arkusz1.J90:Arkusz1.J95" chart:label-cell-address="Arkusz1.J89:Arkusz1.J89" chart:class="chart:scatter">
            <chart:data-point chart:repeated="6"/>
          </chart:series>
          <chart:series chart:style-name="ch11" chart:values-cell-range-address="Arkusz1.K90:Arkusz1.K95" chart:label-cell-address="Arkusz1.K89:Arkusz1.K89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Tablica</text:p>
                <draw:g>
                  <svg:desc>Arkusz1.I89:Arkusz1.I89</svg:desc>
                </draw:g>
              </table:table-cell>
              <table:table-cell office:value-type="string">
                <text:p>Lista</text:p>
                <draw:g>
                  <svg:desc>Arkusz1.J89:Arkusz1.J89</svg:desc>
                </draw:g>
              </table:table-cell>
              <table:table-cell office:value-type="string">
                <text:p>Kopiec</text:p>
                <draw:g>
                  <svg:desc>Arkusz1.K89:Arkusz1.K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H90:Arkusz1.H95</svg:desc>
                </draw:g>
              </table:table-cell>
              <table:table-cell office:value-type="float" office:value="2.7">
                <text:p>2.7</text:p>
                <draw:g>
                  <svg:desc>Arkusz1.I90:Arkusz1.I95</svg:desc>
                </draw:g>
              </table:table-cell>
              <table:table-cell office:value-type="float" office:value="0.03">
                <text:p>0.03</text:p>
                <draw:g>
                  <svg:desc>Arkusz1.J90:Arkusz1.J95</svg:desc>
                </draw:g>
              </table:table-cell>
              <table:table-cell office:value-type="float" office:value="16.797">
                <text:p>16.797</text:p>
                <draw:g>
                  <svg:desc>Arkusz1.K90:Arkusz1.K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.4685">
                <text:p>4.4685</text:p>
              </table:table-cell>
              <table:table-cell office:value-type="float" office:value="0.0315">
                <text:p>0.0315</text:p>
              </table:table-cell>
              <table:table-cell office:value-type="float" office:value="34.724">
                <text:p>34.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0.9302">
                <text:p>10.9302</text:p>
              </table:table-cell>
              <table:table-cell office:value-type="float" office:value="0.0338">
                <text:p>0.0338</text:p>
              </table:table-cell>
              <table:table-cell office:value-type="float" office:value="91.8684">
                <text:p>91.8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2.2626">
                <text:p>22.2626</text:p>
              </table:table-cell>
              <table:table-cell office:value-type="float" office:value="0.0414">
                <text:p>0.0414</text:p>
              </table:table-cell>
              <table:table-cell office:value-type="float" office:value="193.2835">
                <text:p>193.2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53.201">
                <text:p>53.201</text:p>
              </table:table-cell>
              <table:table-cell office:value-type="float" office:value="0.05135">
                <text:p>0.05135</text:p>
              </table:table-cell>
              <table:table-cell office:value-type="float" office:value="374.2456">
                <text:p>374.2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25.96836">
                <text:p>125.96836</text:p>
              </table:table-cell>
              <table:table-cell office:value-type="float" office:value="0.07826">
                <text:p>0.07826</text:p>
              </table:table-cell>
              <table:table-cell office:value-type="float" office:value="936.85178">
                <text:p>936.851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